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DEC2HEX([.A1])" office:value-type="string" office:string-value="1" calcext:value-type="string">
            <text:p>1</text:p>
          </table:table-cell>
          <table:table-cell table:formula="of:=HEX2BIN([.B1];8)" office:value-type="string" office:string-value="00000001" calcext:value-type="string">
            <text:p>00000001</text:p>
          </table:table-cell>
          <table:table-cell table:formula="of:=SUBSTITUTE(SUBSTITUTE([.C1];&quot;0&quot;;&quot;F&quot;);&quot;1&quot;;&quot;T&quot;)" office:value-type="string" office:string-value="FFFFFFFT" calcext:value-type="string">
            <text:p>FFFFFF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2])" office:value-type="string" office:string-value="2" calcext:value-type="string">
            <text:p>2</text:p>
          </table:table-cell>
          <table:table-cell table:formula="of:=HEX2BIN([.B2];8)" office:value-type="string" office:string-value="00000010" calcext:value-type="string">
            <text:p>00000010</text:p>
          </table:table-cell>
          <table:table-cell table:formula="of:=SUBSTITUTE(SUBSTITUTE([.C2];&quot;0&quot;;&quot;F&quot;);&quot;1&quot;;&quot;T&quot;)" office:value-type="string" office:string-value="FFFFFFTF" calcext:value-type="string">
            <text:p>FFFFFF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3])" office:value-type="string" office:string-value="3" calcext:value-type="string">
            <text:p>3</text:p>
          </table:table-cell>
          <table:table-cell table:formula="of:=HEX2BIN([.B3];8)" office:value-type="string" office:string-value="00000011" calcext:value-type="string">
            <text:p>00000011</text:p>
          </table:table-cell>
          <table:table-cell table:formula="of:=SUBSTITUTE(SUBSTITUTE([.C3];&quot;0&quot;;&quot;F&quot;);&quot;1&quot;;&quot;T&quot;)" office:value-type="string" office:string-value="FFFFFFTT" calcext:value-type="string">
            <text:p>FFFFFFT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4])" office:value-type="string" office:string-value="4" calcext:value-type="string">
            <text:p>4</text:p>
          </table:table-cell>
          <table:table-cell table:formula="of:=HEX2BIN([.B4];8)" office:value-type="string" office:string-value="00000100" calcext:value-type="string">
            <text:p>00000100</text:p>
          </table:table-cell>
          <table:table-cell table:formula="of:=SUBSTITUTE(SUBSTITUTE([.C4];&quot;0&quot;;&quot;F&quot;);&quot;1&quot;;&quot;T&quot;)" office:value-type="string" office:string-value="FFFFFTFF" calcext:value-type="string">
            <text:p>FFFFFTF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5])" office:value-type="string" office:string-value="5" calcext:value-type="string">
            <text:p>5</text:p>
          </table:table-cell>
          <table:table-cell table:formula="of:=HEX2BIN([.B5];8)" office:value-type="string" office:string-value="00000101" calcext:value-type="string">
            <text:p>00000101</text:p>
          </table:table-cell>
          <table:table-cell table:formula="of:=SUBSTITUTE(SUBSTITUTE([.C5];&quot;0&quot;;&quot;F&quot;);&quot;1&quot;;&quot;T&quot;)" office:value-type="string" office:string-value="FFFFFTFT" calcext:value-type="string">
            <text:p>FFFFFT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6])" office:value-type="string" office:string-value="6" calcext:value-type="string">
            <text:p>6</text:p>
          </table:table-cell>
          <table:table-cell table:formula="of:=HEX2BIN([.B6];8)" office:value-type="string" office:string-value="00000110" calcext:value-type="string">
            <text:p>00000110</text:p>
          </table:table-cell>
          <table:table-cell table:formula="of:=SUBSTITUTE(SUBSTITUTE([.C6];&quot;0&quot;;&quot;F&quot;);&quot;1&quot;;&quot;T&quot;)" office:value-type="string" office:string-value="FFFFFTTF" calcext:value-type="string">
            <text:p>FFFFFT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7])" office:value-type="string" office:string-value="7" calcext:value-type="string">
            <text:p>7</text:p>
          </table:table-cell>
          <table:table-cell table:formula="of:=HEX2BIN([.B7];8)" office:value-type="string" office:string-value="00000111" calcext:value-type="string">
            <text:p>00000111</text:p>
          </table:table-cell>
          <table:table-cell table:formula="of:=SUBSTITUTE(SUBSTITUTE([.C7];&quot;0&quot;;&quot;F&quot;);&quot;1&quot;;&quot;T&quot;)" office:value-type="string" office:string-value="FFFFFTTT" calcext:value-type="string">
            <text:p>FFFFFTT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8])" office:value-type="string" office:string-value="8" calcext:value-type="string">
            <text:p>8</text:p>
          </table:table-cell>
          <table:table-cell table:formula="of:=HEX2BIN([.B8];8)" office:value-type="string" office:string-value="00001000" calcext:value-type="string">
            <text:p>00001000</text:p>
          </table:table-cell>
          <table:table-cell table:formula="of:=SUBSTITUTE(SUBSTITUTE([.C8];&quot;0&quot;;&quot;F&quot;);&quot;1&quot;;&quot;T&quot;)" office:value-type="string" office:string-value="FFFFTFFF" calcext:value-type="string">
            <text:p>FFFFTFF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9])" office:value-type="string" office:string-value="9" calcext:value-type="string">
            <text:p>9</text:p>
          </table:table-cell>
          <table:table-cell table:formula="of:=HEX2BIN([.B9];8)" office:value-type="string" office:string-value="00001001" calcext:value-type="string">
            <text:p>00001001</text:p>
          </table:table-cell>
          <table:table-cell table:formula="of:=SUBSTITUTE(SUBSTITUTE([.C9];&quot;0&quot;;&quot;F&quot;);&quot;1&quot;;&quot;T&quot;)" office:value-type="string" office:string-value="FFFFTFFT" calcext:value-type="string">
            <text:p>FFFFTF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0])" office:value-type="string" office:string-value="A" calcext:value-type="string">
            <text:p>A</text:p>
          </table:table-cell>
          <table:table-cell table:formula="of:=HEX2BIN([.B10];8)" office:value-type="string" office:string-value="00001010" calcext:value-type="string">
            <text:p>00001010</text:p>
          </table:table-cell>
          <table:table-cell table:formula="of:=SUBSTITUTE(SUBSTITUTE([.C10];&quot;0&quot;;&quot;F&quot;);&quot;1&quot;;&quot;T&quot;)" office:value-type="string" office:string-value="FFFFTFTF" calcext:value-type="string">
            <text:p>FFFFTFT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1])" office:value-type="string" office:string-value="B" calcext:value-type="string">
            <text:p>B</text:p>
          </table:table-cell>
          <table:table-cell table:formula="of:=HEX2BIN([.B11];8)" office:value-type="string" office:string-value="00001011" calcext:value-type="string">
            <text:p>00001011</text:p>
          </table:table-cell>
          <table:table-cell table:formula="of:=SUBSTITUTE(SUBSTITUTE([.C11];&quot;0&quot;;&quot;F&quot;);&quot;1&quot;;&quot;T&quot;)" office:value-type="string" office:string-value="FFFFTFTT" calcext:value-type="string">
            <text:p>FFFFTFT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2])" office:value-type="string" office:string-value="C" calcext:value-type="string">
            <text:p>C</text:p>
          </table:table-cell>
          <table:table-cell table:formula="of:=HEX2BIN([.B12];8)" office:value-type="string" office:string-value="00001100" calcext:value-type="string">
            <text:p>00001100</text:p>
          </table:table-cell>
          <table:table-cell table:formula="of:=SUBSTITUTE(SUBSTITUTE([.C12];&quot;0&quot;;&quot;F&quot;);&quot;1&quot;;&quot;T&quot;)" office:value-type="string" office:string-value="FFFFTTFF" calcext:value-type="string">
            <text:p>FFFFTTF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3])" office:value-type="string" office:string-value="D" calcext:value-type="string">
            <text:p>D</text:p>
          </table:table-cell>
          <table:table-cell table:formula="of:=HEX2BIN([.B13];8)" office:value-type="string" office:string-value="00001101" calcext:value-type="string">
            <text:p>00001101</text:p>
          </table:table-cell>
          <table:table-cell table:formula="of:=SUBSTITUTE(SUBSTITUTE([.C13];&quot;0&quot;;&quot;F&quot;);&quot;1&quot;;&quot;T&quot;)" office:value-type="string" office:string-value="FFFFTTFT" calcext:value-type="string">
            <text:p>FFFFTTF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4])" office:value-type="string" office:string-value="E" calcext:value-type="string">
            <text:p>E</text:p>
          </table:table-cell>
          <table:table-cell table:formula="of:=HEX2BIN([.B14];8)" office:value-type="string" office:string-value="00001110" calcext:value-type="string">
            <text:p>00001110</text:p>
          </table:table-cell>
          <table:table-cell table:formula="of:=SUBSTITUTE(SUBSTITUTE([.C14];&quot;0&quot;;&quot;F&quot;);&quot;1&quot;;&quot;T&quot;)" office:value-type="string" office:string-value="FFFFTTTF" calcext:value-type="string">
            <text:p>FFFFTTT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5])" office:value-type="string" office:string-value="F" calcext:value-type="string">
            <text:p>F</text:p>
          </table:table-cell>
          <table:table-cell table:formula="of:=HEX2BIN([.B15];8)" office:value-type="string" office:string-value="00001111" calcext:value-type="string">
            <text:p>00001111</text:p>
          </table:table-cell>
          <table:table-cell table:formula="of:=SUBSTITUTE(SUBSTITUTE([.C15];&quot;0&quot;;&quot;F&quot;);&quot;1&quot;;&quot;T&quot;)" office:value-type="string" office:string-value="FFFFTTTT" calcext:value-type="string">
            <text:p>FFFFTTT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6])" office:value-type="string" office:string-value="10" calcext:value-type="string">
            <text:p>10</text:p>
          </table:table-cell>
          <table:table-cell table:formula="of:=HEX2BIN([.B16];8)" office:value-type="string" office:string-value="00010000" calcext:value-type="string">
            <text:p>00010000</text:p>
          </table:table-cell>
          <table:table-cell table:formula="of:=SUBSTITUTE(SUBSTITUTE([.C16];&quot;0&quot;;&quot;F&quot;);&quot;1&quot;;&quot;T&quot;)" office:value-type="string" office:string-value="FFFTFFFF" calcext:value-type="string">
            <text:p>FFFTFFF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7])" office:value-type="string" office:string-value="11" calcext:value-type="string">
            <text:p>11</text:p>
          </table:table-cell>
          <table:table-cell table:formula="of:=HEX2BIN([.B17];8)" office:value-type="string" office:string-value="00010001" calcext:value-type="string">
            <text:p>00010001</text:p>
          </table:table-cell>
          <table:table-cell table:formula="of:=SUBSTITUTE(SUBSTITUTE([.C17];&quot;0&quot;;&quot;F&quot;);&quot;1&quot;;&quot;T&quot;)" office:value-type="string" office:string-value="FFFTFFFT" calcext:value-type="string">
            <text:p>FFFTFFF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8])" office:value-type="string" office:string-value="12" calcext:value-type="string">
            <text:p>12</text:p>
          </table:table-cell>
          <table:table-cell table:formula="of:=HEX2BIN([.B18];8)" office:value-type="string" office:string-value="00010010" calcext:value-type="string">
            <text:p>00010010</text:p>
          </table:table-cell>
          <table:table-cell table:formula="of:=SUBSTITUTE(SUBSTITUTE([.C18];&quot;0&quot;;&quot;F&quot;);&quot;1&quot;;&quot;T&quot;)" office:value-type="string" office:string-value="FFFTFFTF" calcext:value-type="string">
            <text:p>FFFTFFT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19])" office:value-type="string" office:string-value="13" calcext:value-type="string">
            <text:p>13</text:p>
          </table:table-cell>
          <table:table-cell table:formula="of:=HEX2BIN([.B19];8)" office:value-type="string" office:string-value="00010011" calcext:value-type="string">
            <text:p>00010011</text:p>
          </table:table-cell>
          <table:table-cell table:formula="of:=SUBSTITUTE(SUBSTITUTE([.C19];&quot;0&quot;;&quot;F&quot;);&quot;1&quot;;&quot;T&quot;)" office:value-type="string" office:string-value="FFFTFFTT" calcext:value-type="string">
            <text:p>FFFTFFT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0])" office:value-type="string" office:string-value="14" calcext:value-type="string">
            <text:p>14</text:p>
          </table:table-cell>
          <table:table-cell table:formula="of:=HEX2BIN([.B20];8)" office:value-type="string" office:string-value="00010100" calcext:value-type="string">
            <text:p>00010100</text:p>
          </table:table-cell>
          <table:table-cell table:formula="of:=SUBSTITUTE(SUBSTITUTE([.C20];&quot;0&quot;;&quot;F&quot;);&quot;1&quot;;&quot;T&quot;)" office:value-type="string" office:string-value="FFFTFTFF" calcext:value-type="string">
            <text:p>FFFTFTF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1])" office:value-type="string" office:string-value="15" calcext:value-type="string">
            <text:p>15</text:p>
          </table:table-cell>
          <table:table-cell table:formula="of:=HEX2BIN([.B21];8)" office:value-type="string" office:string-value="00010101" calcext:value-type="string">
            <text:p>00010101</text:p>
          </table:table-cell>
          <table:table-cell table:formula="of:=SUBSTITUTE(SUBSTITUTE([.C21];&quot;0&quot;;&quot;F&quot;);&quot;1&quot;;&quot;T&quot;)" office:value-type="string" office:string-value="FFFTFTFT" calcext:value-type="string">
            <text:p>FFFTFT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2])" office:value-type="string" office:string-value="16" calcext:value-type="string">
            <text:p>16</text:p>
          </table:table-cell>
          <table:table-cell table:formula="of:=HEX2BIN([.B22];8)" office:value-type="string" office:string-value="00010110" calcext:value-type="string">
            <text:p>00010110</text:p>
          </table:table-cell>
          <table:table-cell table:formula="of:=SUBSTITUTE(SUBSTITUTE([.C22];&quot;0&quot;;&quot;F&quot;);&quot;1&quot;;&quot;T&quot;)" office:value-type="string" office:string-value="FFFTFTTF" calcext:value-type="string">
            <text:p>FFFTFTT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3])" office:value-type="string" office:string-value="17" calcext:value-type="string">
            <text:p>17</text:p>
          </table:table-cell>
          <table:table-cell table:formula="of:=HEX2BIN([.B23];8)" office:value-type="string" office:string-value="00010111" calcext:value-type="string">
            <text:p>00010111</text:p>
          </table:table-cell>
          <table:table-cell table:formula="of:=SUBSTITUTE(SUBSTITUTE([.C23];&quot;0&quot;;&quot;F&quot;);&quot;1&quot;;&quot;T&quot;)" office:value-type="string" office:string-value="FFFTFTTT" calcext:value-type="string">
            <text:p>FFFTFTT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4])" office:value-type="string" office:string-value="18" calcext:value-type="string">
            <text:p>18</text:p>
          </table:table-cell>
          <table:table-cell table:formula="of:=HEX2BIN([.B24];8)" office:value-type="string" office:string-value="00011000" calcext:value-type="string">
            <text:p>00011000</text:p>
          </table:table-cell>
          <table:table-cell table:formula="of:=SUBSTITUTE(SUBSTITUTE([.C24];&quot;0&quot;;&quot;F&quot;);&quot;1&quot;;&quot;T&quot;)" office:value-type="string" office:string-value="FFFTTFFF" calcext:value-type="string">
            <text:p>FFFTTFF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5])" office:value-type="string" office:string-value="19" calcext:value-type="string">
            <text:p>19</text:p>
          </table:table-cell>
          <table:table-cell table:formula="of:=HEX2BIN([.B25];8)" office:value-type="string" office:string-value="00011001" calcext:value-type="string">
            <text:p>00011001</text:p>
          </table:table-cell>
          <table:table-cell table:formula="of:=SUBSTITUTE(SUBSTITUTE([.C25];&quot;0&quot;;&quot;F&quot;);&quot;1&quot;;&quot;T&quot;)" office:value-type="string" office:string-value="FFFTTFFT" calcext:value-type="string">
            <text:p>FFFTTFF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6])" office:value-type="string" office:string-value="1A" calcext:value-type="string">
            <text:p>1A</text:p>
          </table:table-cell>
          <table:table-cell table:formula="of:=HEX2BIN([.B26];8)" office:value-type="string" office:string-value="00011010" calcext:value-type="string">
            <text:p>00011010</text:p>
          </table:table-cell>
          <table:table-cell table:formula="of:=SUBSTITUTE(SUBSTITUTE([.C26];&quot;0&quot;;&quot;F&quot;);&quot;1&quot;;&quot;T&quot;)" office:value-type="string" office:string-value="FFFTTFTF" calcext:value-type="string">
            <text:p>FFFTTFT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7])" office:value-type="string" office:string-value="1B" calcext:value-type="string">
            <text:p>1B</text:p>
          </table:table-cell>
          <table:table-cell table:formula="of:=HEX2BIN([.B27];8)" office:value-type="string" office:string-value="00011011" calcext:value-type="string">
            <text:p>00011011</text:p>
          </table:table-cell>
          <table:table-cell table:formula="of:=SUBSTITUTE(SUBSTITUTE([.C27];&quot;0&quot;;&quot;F&quot;);&quot;1&quot;;&quot;T&quot;)" office:value-type="string" office:string-value="FFFTTFTT" calcext:value-type="string">
            <text:p>FFFTTFT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8])" office:value-type="string" office:string-value="1C" calcext:value-type="string">
            <text:p>1C</text:p>
          </table:table-cell>
          <table:table-cell table:formula="of:=HEX2BIN([.B28];8)" office:value-type="string" office:string-value="00011100" calcext:value-type="string">
            <text:p>00011100</text:p>
          </table:table-cell>
          <table:table-cell table:formula="of:=SUBSTITUTE(SUBSTITUTE([.C28];&quot;0&quot;;&quot;F&quot;);&quot;1&quot;;&quot;T&quot;)" office:value-type="string" office:string-value="FFFTTTFF" calcext:value-type="string">
            <text:p>FFFTTTF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29])" office:value-type="string" office:string-value="1D" calcext:value-type="string">
            <text:p>1D</text:p>
          </table:table-cell>
          <table:table-cell table:formula="of:=HEX2BIN([.B29];8)" office:value-type="string" office:string-value="00011101" calcext:value-type="string">
            <text:p>00011101</text:p>
          </table:table-cell>
          <table:table-cell table:formula="of:=SUBSTITUTE(SUBSTITUTE([.C29];&quot;0&quot;;&quot;F&quot;);&quot;1&quot;;&quot;T&quot;)" office:value-type="string" office:string-value="FFFTTTFT" calcext:value-type="string">
            <text:p>FFFTTTF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0])" office:value-type="string" office:string-value="1E" calcext:value-type="string">
            <text:p>1E</text:p>
          </table:table-cell>
          <table:table-cell table:formula="of:=HEX2BIN([.B30];8)" office:value-type="string" office:string-value="00011110" calcext:value-type="string">
            <text:p>00011110</text:p>
          </table:table-cell>
          <table:table-cell table:formula="of:=SUBSTITUTE(SUBSTITUTE([.C30];&quot;0&quot;;&quot;F&quot;);&quot;1&quot;;&quot;T&quot;)" office:value-type="string" office:string-value="FFFTTTTF" calcext:value-type="string">
            <text:p>FFFTTTT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1])" office:value-type="string" office:string-value="1F" calcext:value-type="string">
            <text:p>1F</text:p>
          </table:table-cell>
          <table:table-cell table:formula="of:=HEX2BIN([.B31];8)" office:value-type="string" office:string-value="00011111" calcext:value-type="string">
            <text:p>00011111</text:p>
          </table:table-cell>
          <table:table-cell table:formula="of:=SUBSTITUTE(SUBSTITUTE([.C31];&quot;0&quot;;&quot;F&quot;);&quot;1&quot;;&quot;T&quot;)" office:value-type="string" office:string-value="FFFTTTTT" calcext:value-type="string">
            <text:p>FFFTTTT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2])" office:value-type="string" office:string-value="20" calcext:value-type="string">
            <text:p>20</text:p>
          </table:table-cell>
          <table:table-cell table:formula="of:=HEX2BIN([.B32];8)" office:value-type="string" office:string-value="00100000" calcext:value-type="string">
            <text:p>00100000</text:p>
          </table:table-cell>
          <table:table-cell table:formula="of:=SUBSTITUTE(SUBSTITUTE([.C32];&quot;0&quot;;&quot;F&quot;);&quot;1&quot;;&quot;T&quot;)" office:value-type="string" office:string-value="FFTFFFFF" calcext:value-type="string">
            <text:p>FFTFFFF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3])" office:value-type="string" office:string-value="21" calcext:value-type="string">
            <text:p>21</text:p>
          </table:table-cell>
          <table:table-cell table:formula="of:=HEX2BIN([.B33];8)" office:value-type="string" office:string-value="00100001" calcext:value-type="string">
            <text:p>00100001</text:p>
          </table:table-cell>
          <table:table-cell table:formula="of:=SUBSTITUTE(SUBSTITUTE([.C33];&quot;0&quot;;&quot;F&quot;);&quot;1&quot;;&quot;T&quot;)" office:value-type="string" office:string-value="FFTFFFFT" calcext:value-type="string">
            <text:p>FFTFFFF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4])" office:value-type="string" office:string-value="22" calcext:value-type="string">
            <text:p>22</text:p>
          </table:table-cell>
          <table:table-cell table:formula="of:=HEX2BIN([.B34];8)" office:value-type="string" office:string-value="00100010" calcext:value-type="string">
            <text:p>00100010</text:p>
          </table:table-cell>
          <table:table-cell table:formula="of:=SUBSTITUTE(SUBSTITUTE([.C34];&quot;0&quot;;&quot;F&quot;);&quot;1&quot;;&quot;T&quot;)" office:value-type="string" office:string-value="FFTFFFTF" calcext:value-type="string">
            <text:p>FFTFFFT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5])" office:value-type="string" office:string-value="23" calcext:value-type="string">
            <text:p>23</text:p>
          </table:table-cell>
          <table:table-cell table:formula="of:=HEX2BIN([.B35];8)" office:value-type="string" office:string-value="00100011" calcext:value-type="string">
            <text:p>00100011</text:p>
          </table:table-cell>
          <table:table-cell table:formula="of:=SUBSTITUTE(SUBSTITUTE([.C35];&quot;0&quot;;&quot;F&quot;);&quot;1&quot;;&quot;T&quot;)" office:value-type="string" office:string-value="FFTFFFTT" calcext:value-type="string">
            <text:p>FFTFFFT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6])" office:value-type="string" office:string-value="24" calcext:value-type="string">
            <text:p>24</text:p>
          </table:table-cell>
          <table:table-cell table:formula="of:=HEX2BIN([.B36];8)" office:value-type="string" office:string-value="00100100" calcext:value-type="string">
            <text:p>00100100</text:p>
          </table:table-cell>
          <table:table-cell table:formula="of:=SUBSTITUTE(SUBSTITUTE([.C36];&quot;0&quot;;&quot;F&quot;);&quot;1&quot;;&quot;T&quot;)" office:value-type="string" office:string-value="FFTFFTFF" calcext:value-type="string">
            <text:p>FFTFFTF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7])" office:value-type="string" office:string-value="25" calcext:value-type="string">
            <text:p>25</text:p>
          </table:table-cell>
          <table:table-cell table:formula="of:=HEX2BIN([.B37];8)" office:value-type="string" office:string-value="00100101" calcext:value-type="string">
            <text:p>00100101</text:p>
          </table:table-cell>
          <table:table-cell table:formula="of:=SUBSTITUTE(SUBSTITUTE([.C37];&quot;0&quot;;&quot;F&quot;);&quot;1&quot;;&quot;T&quot;)" office:value-type="string" office:string-value="FFTFFTFT" calcext:value-type="string">
            <text:p>FFTFFTF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8])" office:value-type="string" office:string-value="26" calcext:value-type="string">
            <text:p>26</text:p>
          </table:table-cell>
          <table:table-cell table:formula="of:=HEX2BIN([.B38];8)" office:value-type="string" office:string-value="00100110" calcext:value-type="string">
            <text:p>00100110</text:p>
          </table:table-cell>
          <table:table-cell table:formula="of:=SUBSTITUTE(SUBSTITUTE([.C38];&quot;0&quot;;&quot;F&quot;);&quot;1&quot;;&quot;T&quot;)" office:value-type="string" office:string-value="FFTFFTTF" calcext:value-type="string">
            <text:p>FFTFFTT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39])" office:value-type="string" office:string-value="27" calcext:value-type="string">
            <text:p>27</text:p>
          </table:table-cell>
          <table:table-cell table:formula="of:=HEX2BIN([.B39];8)" office:value-type="string" office:string-value="00100111" calcext:value-type="string">
            <text:p>00100111</text:p>
          </table:table-cell>
          <table:table-cell table:formula="of:=SUBSTITUTE(SUBSTITUTE([.C39];&quot;0&quot;;&quot;F&quot;);&quot;1&quot;;&quot;T&quot;)" office:value-type="string" office:string-value="FFTFFTTT" calcext:value-type="string">
            <text:p>FFTFFTT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0])" office:value-type="string" office:string-value="28" calcext:value-type="string">
            <text:p>28</text:p>
          </table:table-cell>
          <table:table-cell table:formula="of:=HEX2BIN([.B40];8)" office:value-type="string" office:string-value="00101000" calcext:value-type="string">
            <text:p>00101000</text:p>
          </table:table-cell>
          <table:table-cell table:formula="of:=SUBSTITUTE(SUBSTITUTE([.C40];&quot;0&quot;;&quot;F&quot;);&quot;1&quot;;&quot;T&quot;)" office:value-type="string" office:string-value="FFTFTFFF" calcext:value-type="string">
            <text:p>FFTFTFF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1])" office:value-type="string" office:string-value="29" calcext:value-type="string">
            <text:p>29</text:p>
          </table:table-cell>
          <table:table-cell table:formula="of:=HEX2BIN([.B41];8)" office:value-type="string" office:string-value="00101001" calcext:value-type="string">
            <text:p>00101001</text:p>
          </table:table-cell>
          <table:table-cell table:formula="of:=SUBSTITUTE(SUBSTITUTE([.C41];&quot;0&quot;;&quot;F&quot;);&quot;1&quot;;&quot;T&quot;)" office:value-type="string" office:string-value="FFTFTFFT" calcext:value-type="string">
            <text:p>FFTFTFF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2])" office:value-type="string" office:string-value="2A" calcext:value-type="string">
            <text:p>2A</text:p>
          </table:table-cell>
          <table:table-cell table:formula="of:=HEX2BIN([.B42];8)" office:value-type="string" office:string-value="00101010" calcext:value-type="string">
            <text:p>00101010</text:p>
          </table:table-cell>
          <table:table-cell table:formula="of:=SUBSTITUTE(SUBSTITUTE([.C42];&quot;0&quot;;&quot;F&quot;);&quot;1&quot;;&quot;T&quot;)" office:value-type="string" office:string-value="FFTFTFTF" calcext:value-type="string">
            <text:p>FFTFTFT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3])" office:value-type="string" office:string-value="2B" calcext:value-type="string">
            <text:p>2B</text:p>
          </table:table-cell>
          <table:table-cell table:formula="of:=HEX2BIN([.B43];8)" office:value-type="string" office:string-value="00101011" calcext:value-type="string">
            <text:p>00101011</text:p>
          </table:table-cell>
          <table:table-cell table:formula="of:=SUBSTITUTE(SUBSTITUTE([.C43];&quot;0&quot;;&quot;F&quot;);&quot;1&quot;;&quot;T&quot;)" office:value-type="string" office:string-value="FFTFTFTT" calcext:value-type="string">
            <text:p>FFTFTFT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4])" office:value-type="string" office:string-value="2C" calcext:value-type="string">
            <text:p>2C</text:p>
          </table:table-cell>
          <table:table-cell table:formula="of:=HEX2BIN([.B44];8)" office:value-type="string" office:string-value="00101100" calcext:value-type="string">
            <text:p>00101100</text:p>
          </table:table-cell>
          <table:table-cell table:formula="of:=SUBSTITUTE(SUBSTITUTE([.C44];&quot;0&quot;;&quot;F&quot;);&quot;1&quot;;&quot;T&quot;)" office:value-type="string" office:string-value="FFTFTTFF" calcext:value-type="string">
            <text:p>FFTFTTF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5])" office:value-type="string" office:string-value="2D" calcext:value-type="string">
            <text:p>2D</text:p>
          </table:table-cell>
          <table:table-cell table:formula="of:=HEX2BIN([.B45];8)" office:value-type="string" office:string-value="00101101" calcext:value-type="string">
            <text:p>00101101</text:p>
          </table:table-cell>
          <table:table-cell table:formula="of:=SUBSTITUTE(SUBSTITUTE([.C45];&quot;0&quot;;&quot;F&quot;);&quot;1&quot;;&quot;T&quot;)" office:value-type="string" office:string-value="FFTFTTFT" calcext:value-type="string">
            <text:p>FFTFTTF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6])" office:value-type="string" office:string-value="2E" calcext:value-type="string">
            <text:p>2E</text:p>
          </table:table-cell>
          <table:table-cell table:formula="of:=HEX2BIN([.B46];8)" office:value-type="string" office:string-value="00101110" calcext:value-type="string">
            <text:p>00101110</text:p>
          </table:table-cell>
          <table:table-cell table:formula="of:=SUBSTITUTE(SUBSTITUTE([.C46];&quot;0&quot;;&quot;F&quot;);&quot;1&quot;;&quot;T&quot;)" office:value-type="string" office:string-value="FFTFTTTF" calcext:value-type="string">
            <text:p>FFTFTTTF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7])" office:value-type="string" office:string-value="2F" calcext:value-type="string">
            <text:p>2F</text:p>
          </table:table-cell>
          <table:table-cell table:formula="of:=HEX2BIN([.B47];8)" office:value-type="string" office:string-value="00101111" calcext:value-type="string">
            <text:p>00101111</text:p>
          </table:table-cell>
          <table:table-cell table:formula="of:=SUBSTITUTE(SUBSTITUTE([.C47];&quot;0&quot;;&quot;F&quot;);&quot;1&quot;;&quot;T&quot;)" office:value-type="string" office:string-value="FFTFTTTT" calcext:value-type="string">
            <text:p>FFTFTTT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8])" office:value-type="string" office:string-value="30" calcext:value-type="string">
            <text:p>30</text:p>
          </table:table-cell>
          <table:table-cell table:formula="of:=HEX2BIN([.B48];8)" office:value-type="string" office:string-value="00110000" calcext:value-type="string">
            <text:p>00110000</text:p>
          </table:table-cell>
          <table:table-cell table:formula="of:=SUBSTITUTE(SUBSTITUTE([.C48];&quot;0&quot;;&quot;F&quot;);&quot;1&quot;;&quot;T&quot;)" office:value-type="string" office:string-value="FFTTFFFF" calcext:value-type="string">
            <text:p>FFTTFFFF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49])" office:value-type="string" office:string-value="31" calcext:value-type="string">
            <text:p>31</text:p>
          </table:table-cell>
          <table:table-cell table:formula="of:=HEX2BIN([.B49];8)" office:value-type="string" office:string-value="00110001" calcext:value-type="string">
            <text:p>00110001</text:p>
          </table:table-cell>
          <table:table-cell table:formula="of:=SUBSTITUTE(SUBSTITUTE([.C49];&quot;0&quot;;&quot;F&quot;);&quot;1&quot;;&quot;T&quot;)" office:value-type="string" office:string-value="FFTTFFFT" calcext:value-type="string">
            <text:p>FFTTF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0])" office:value-type="string" office:string-value="32" calcext:value-type="string">
            <text:p>32</text:p>
          </table:table-cell>
          <table:table-cell table:formula="of:=HEX2BIN([.B50];8)" office:value-type="string" office:string-value="00110010" calcext:value-type="string">
            <text:p>00110010</text:p>
          </table:table-cell>
          <table:table-cell table:formula="of:=SUBSTITUTE(SUBSTITUTE([.C50];&quot;0&quot;;&quot;F&quot;);&quot;1&quot;;&quot;T&quot;)" office:value-type="string" office:string-value="FFTTFFTF" calcext:value-type="string">
            <text:p>FFTTFFTF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1])" office:value-type="string" office:string-value="33" calcext:value-type="string">
            <text:p>33</text:p>
          </table:table-cell>
          <table:table-cell table:formula="of:=HEX2BIN([.B51];8)" office:value-type="string" office:string-value="00110011" calcext:value-type="string">
            <text:p>00110011</text:p>
          </table:table-cell>
          <table:table-cell table:formula="of:=SUBSTITUTE(SUBSTITUTE([.C51];&quot;0&quot;;&quot;F&quot;);&quot;1&quot;;&quot;T&quot;)" office:value-type="string" office:string-value="FFTTFFTT" calcext:value-type="string">
            <text:p>FFTTFFT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2])" office:value-type="string" office:string-value="34" calcext:value-type="string">
            <text:p>34</text:p>
          </table:table-cell>
          <table:table-cell table:formula="of:=HEX2BIN([.B52];8)" office:value-type="string" office:string-value="00110100" calcext:value-type="string">
            <text:p>00110100</text:p>
          </table:table-cell>
          <table:table-cell table:formula="of:=SUBSTITUTE(SUBSTITUTE([.C52];&quot;0&quot;;&quot;F&quot;);&quot;1&quot;;&quot;T&quot;)" office:value-type="string" office:string-value="FFTTFTFF" calcext:value-type="string">
            <text:p>FFTTFTFF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3])" office:value-type="string" office:string-value="35" calcext:value-type="string">
            <text:p>35</text:p>
          </table:table-cell>
          <table:table-cell table:formula="of:=HEX2BIN([.B53];8)" office:value-type="string" office:string-value="00110101" calcext:value-type="string">
            <text:p>00110101</text:p>
          </table:table-cell>
          <table:table-cell table:formula="of:=SUBSTITUTE(SUBSTITUTE([.C53];&quot;0&quot;;&quot;F&quot;);&quot;1&quot;;&quot;T&quot;)" office:value-type="string" office:string-value="FFTTFTFT" calcext:value-type="string">
            <text:p>FFTTFTF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4])" office:value-type="string" office:string-value="36" calcext:value-type="string">
            <text:p>36</text:p>
          </table:table-cell>
          <table:table-cell table:formula="of:=HEX2BIN([.B54];8)" office:value-type="string" office:string-value="00110110" calcext:value-type="string">
            <text:p>00110110</text:p>
          </table:table-cell>
          <table:table-cell table:formula="of:=SUBSTITUTE(SUBSTITUTE([.C54];&quot;0&quot;;&quot;F&quot;);&quot;1&quot;;&quot;T&quot;)" office:value-type="string" office:string-value="FFTTFTTF" calcext:value-type="string">
            <text:p>FFTTFTTF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5])" office:value-type="string" office:string-value="37" calcext:value-type="string">
            <text:p>37</text:p>
          </table:table-cell>
          <table:table-cell table:formula="of:=HEX2BIN([.B55];8)" office:value-type="string" office:string-value="00110111" calcext:value-type="string">
            <text:p>00110111</text:p>
          </table:table-cell>
          <table:table-cell table:formula="of:=SUBSTITUTE(SUBSTITUTE([.C55];&quot;0&quot;;&quot;F&quot;);&quot;1&quot;;&quot;T&quot;)" office:value-type="string" office:string-value="FFTTFTTT" calcext:value-type="string">
            <text:p>FFTTFTT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6])" office:value-type="string" office:string-value="38" calcext:value-type="string">
            <text:p>38</text:p>
          </table:table-cell>
          <table:table-cell table:formula="of:=HEX2BIN([.B56];8)" office:value-type="string" office:string-value="00111000" calcext:value-type="string">
            <text:p>00111000</text:p>
          </table:table-cell>
          <table:table-cell table:formula="of:=SUBSTITUTE(SUBSTITUTE([.C56];&quot;0&quot;;&quot;F&quot;);&quot;1&quot;;&quot;T&quot;)" office:value-type="string" office:string-value="FFTTTFFF" calcext:value-type="string">
            <text:p>FFTTTFFF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7])" office:value-type="string" office:string-value="39" calcext:value-type="string">
            <text:p>39</text:p>
          </table:table-cell>
          <table:table-cell table:formula="of:=HEX2BIN([.B57];8)" office:value-type="string" office:string-value="00111001" calcext:value-type="string">
            <text:p>00111001</text:p>
          </table:table-cell>
          <table:table-cell table:formula="of:=SUBSTITUTE(SUBSTITUTE([.C57];&quot;0&quot;;&quot;F&quot;);&quot;1&quot;;&quot;T&quot;)" office:value-type="string" office:string-value="FFTTTFFT" calcext:value-type="string">
            <text:p>FFTTTFF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8])" office:value-type="string" office:string-value="3A" calcext:value-type="string">
            <text:p>3A</text:p>
          </table:table-cell>
          <table:table-cell table:formula="of:=HEX2BIN([.B58];8)" office:value-type="string" office:string-value="00111010" calcext:value-type="string">
            <text:p>00111010</text:p>
          </table:table-cell>
          <table:table-cell table:formula="of:=SUBSTITUTE(SUBSTITUTE([.C58];&quot;0&quot;;&quot;F&quot;);&quot;1&quot;;&quot;T&quot;)" office:value-type="string" office:string-value="FFTTTFTF" calcext:value-type="string">
            <text:p>FFTTTFTF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59])" office:value-type="string" office:string-value="3B" calcext:value-type="string">
            <text:p>3B</text:p>
          </table:table-cell>
          <table:table-cell table:formula="of:=HEX2BIN([.B59];8)" office:value-type="string" office:string-value="00111011" calcext:value-type="string">
            <text:p>00111011</text:p>
          </table:table-cell>
          <table:table-cell table:formula="of:=SUBSTITUTE(SUBSTITUTE([.C59];&quot;0&quot;;&quot;F&quot;);&quot;1&quot;;&quot;T&quot;)" office:value-type="string" office:string-value="FFTTTFTT" calcext:value-type="string">
            <text:p>FFTTTFT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0])" office:value-type="string" office:string-value="3C" calcext:value-type="string">
            <text:p>3C</text:p>
          </table:table-cell>
          <table:table-cell table:formula="of:=HEX2BIN([.B60];8)" office:value-type="string" office:string-value="00111100" calcext:value-type="string">
            <text:p>00111100</text:p>
          </table:table-cell>
          <table:table-cell table:formula="of:=SUBSTITUTE(SUBSTITUTE([.C60];&quot;0&quot;;&quot;F&quot;);&quot;1&quot;;&quot;T&quot;)" office:value-type="string" office:string-value="FFTTTTFF" calcext:value-type="string">
            <text:p>FFTTTTFF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1])" office:value-type="string" office:string-value="3D" calcext:value-type="string">
            <text:p>3D</text:p>
          </table:table-cell>
          <table:table-cell table:formula="of:=HEX2BIN([.B61];8)" office:value-type="string" office:string-value="00111101" calcext:value-type="string">
            <text:p>00111101</text:p>
          </table:table-cell>
          <table:table-cell table:formula="of:=SUBSTITUTE(SUBSTITUTE([.C61];&quot;0&quot;;&quot;F&quot;);&quot;1&quot;;&quot;T&quot;)" office:value-type="string" office:string-value="FFTTTTFT" calcext:value-type="string">
            <text:p>FFTTTTF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2])" office:value-type="string" office:string-value="3E" calcext:value-type="string">
            <text:p>3E</text:p>
          </table:table-cell>
          <table:table-cell table:formula="of:=HEX2BIN([.B62];8)" office:value-type="string" office:string-value="00111110" calcext:value-type="string">
            <text:p>00111110</text:p>
          </table:table-cell>
          <table:table-cell table:formula="of:=SUBSTITUTE(SUBSTITUTE([.C62];&quot;0&quot;;&quot;F&quot;);&quot;1&quot;;&quot;T&quot;)" office:value-type="string" office:string-value="FFTTTTTF" calcext:value-type="string">
            <text:p>FFTTTTTF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3])" office:value-type="string" office:string-value="3F" calcext:value-type="string">
            <text:p>3F</text:p>
          </table:table-cell>
          <table:table-cell table:formula="of:=HEX2BIN([.B63];8)" office:value-type="string" office:string-value="00111111" calcext:value-type="string">
            <text:p>00111111</text:p>
          </table:table-cell>
          <table:table-cell table:formula="of:=SUBSTITUTE(SUBSTITUTE([.C63];&quot;0&quot;;&quot;F&quot;);&quot;1&quot;;&quot;T&quot;)" office:value-type="string" office:string-value="FFTTTTTT" calcext:value-type="string">
            <text:p>FFTTTTT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4])" office:value-type="string" office:string-value="40" calcext:value-type="string">
            <text:p>40</text:p>
          </table:table-cell>
          <table:table-cell table:formula="of:=HEX2BIN([.B64];8)" office:value-type="string" office:string-value="01000000" calcext:value-type="string">
            <text:p>01000000</text:p>
          </table:table-cell>
          <table:table-cell table:formula="of:=SUBSTITUTE(SUBSTITUTE([.C64];&quot;0&quot;;&quot;F&quot;);&quot;1&quot;;&quot;T&quot;)" office:value-type="string" office:string-value="FTFFFFFF" calcext:value-type="string">
            <text:p>FTFFFFFF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5])" office:value-type="string" office:string-value="41" calcext:value-type="string">
            <text:p>41</text:p>
          </table:table-cell>
          <table:table-cell table:formula="of:=HEX2BIN([.B65];8)" office:value-type="string" office:string-value="01000001" calcext:value-type="string">
            <text:p>01000001</text:p>
          </table:table-cell>
          <table:table-cell table:formula="of:=SUBSTITUTE(SUBSTITUTE([.C65];&quot;0&quot;;&quot;F&quot;);&quot;1&quot;;&quot;T&quot;)" office:value-type="string" office:string-value="FTFFFFFT" calcext:value-type="string">
            <text:p>FTFFFFF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6])" office:value-type="string" office:string-value="42" calcext:value-type="string">
            <text:p>42</text:p>
          </table:table-cell>
          <table:table-cell table:formula="of:=HEX2BIN([.B66];8)" office:value-type="string" office:string-value="01000010" calcext:value-type="string">
            <text:p>01000010</text:p>
          </table:table-cell>
          <table:table-cell table:formula="of:=SUBSTITUTE(SUBSTITUTE([.C66];&quot;0&quot;;&quot;F&quot;);&quot;1&quot;;&quot;T&quot;)" office:value-type="string" office:string-value="FTFFFFTF" calcext:value-type="string">
            <text:p>FTFFFFTF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7])" office:value-type="string" office:string-value="43" calcext:value-type="string">
            <text:p>43</text:p>
          </table:table-cell>
          <table:table-cell table:formula="of:=HEX2BIN([.B67];8)" office:value-type="string" office:string-value="01000011" calcext:value-type="string">
            <text:p>01000011</text:p>
          </table:table-cell>
          <table:table-cell table:formula="of:=SUBSTITUTE(SUBSTITUTE([.C67];&quot;0&quot;;&quot;F&quot;);&quot;1&quot;;&quot;T&quot;)" office:value-type="string" office:string-value="FTFFFFTT" calcext:value-type="string">
            <text:p>FTFFFFT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8])" office:value-type="string" office:string-value="44" calcext:value-type="string">
            <text:p>44</text:p>
          </table:table-cell>
          <table:table-cell table:formula="of:=HEX2BIN([.B68];8)" office:value-type="string" office:string-value="01000100" calcext:value-type="string">
            <text:p>01000100</text:p>
          </table:table-cell>
          <table:table-cell table:formula="of:=SUBSTITUTE(SUBSTITUTE([.C68];&quot;0&quot;;&quot;F&quot;);&quot;1&quot;;&quot;T&quot;)" office:value-type="string" office:string-value="FTFFFTFF" calcext:value-type="string">
            <text:p>FTFFFTF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69])" office:value-type="string" office:string-value="45" calcext:value-type="string">
            <text:p>45</text:p>
          </table:table-cell>
          <table:table-cell table:formula="of:=HEX2BIN([.B69];8)" office:value-type="string" office:string-value="01000101" calcext:value-type="string">
            <text:p>01000101</text:p>
          </table:table-cell>
          <table:table-cell table:formula="of:=SUBSTITUTE(SUBSTITUTE([.C69];&quot;0&quot;;&quot;F&quot;);&quot;1&quot;;&quot;T&quot;)" office:value-type="string" office:string-value="FTFFFTFT" calcext:value-type="string">
            <text:p>FTFFFTF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0])" office:value-type="string" office:string-value="46" calcext:value-type="string">
            <text:p>46</text:p>
          </table:table-cell>
          <table:table-cell table:formula="of:=HEX2BIN([.B70];8)" office:value-type="string" office:string-value="01000110" calcext:value-type="string">
            <text:p>01000110</text:p>
          </table:table-cell>
          <table:table-cell table:formula="of:=SUBSTITUTE(SUBSTITUTE([.C70];&quot;0&quot;;&quot;F&quot;);&quot;1&quot;;&quot;T&quot;)" office:value-type="string" office:string-value="FTFFFTTF" calcext:value-type="string">
            <text:p>FTFFFTTF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1])" office:value-type="string" office:string-value="47" calcext:value-type="string">
            <text:p>47</text:p>
          </table:table-cell>
          <table:table-cell table:formula="of:=HEX2BIN([.B71];8)" office:value-type="string" office:string-value="01000111" calcext:value-type="string">
            <text:p>01000111</text:p>
          </table:table-cell>
          <table:table-cell table:formula="of:=SUBSTITUTE(SUBSTITUTE([.C71];&quot;0&quot;;&quot;F&quot;);&quot;1&quot;;&quot;T&quot;)" office:value-type="string" office:string-value="FTFFFTTT" calcext:value-type="string">
            <text:p>FTFFFTT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2])" office:value-type="string" office:string-value="48" calcext:value-type="string">
            <text:p>48</text:p>
          </table:table-cell>
          <table:table-cell table:formula="of:=HEX2BIN([.B72];8)" office:value-type="string" office:string-value="01001000" calcext:value-type="string">
            <text:p>01001000</text:p>
          </table:table-cell>
          <table:table-cell table:formula="of:=SUBSTITUTE(SUBSTITUTE([.C72];&quot;0&quot;;&quot;F&quot;);&quot;1&quot;;&quot;T&quot;)" office:value-type="string" office:string-value="FTFFTFFF" calcext:value-type="string">
            <text:p>FTFFTFF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3])" office:value-type="string" office:string-value="49" calcext:value-type="string">
            <text:p>49</text:p>
          </table:table-cell>
          <table:table-cell table:formula="of:=HEX2BIN([.B73];8)" office:value-type="string" office:string-value="01001001" calcext:value-type="string">
            <text:p>01001001</text:p>
          </table:table-cell>
          <table:table-cell table:formula="of:=SUBSTITUTE(SUBSTITUTE([.C73];&quot;0&quot;;&quot;F&quot;);&quot;1&quot;;&quot;T&quot;)" office:value-type="string" office:string-value="FTFFTFFT" calcext:value-type="string">
            <text:p>FTFFTFF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4])" office:value-type="string" office:string-value="4A" calcext:value-type="string">
            <text:p>4A</text:p>
          </table:table-cell>
          <table:table-cell table:formula="of:=HEX2BIN([.B74];8)" office:value-type="string" office:string-value="01001010" calcext:value-type="string">
            <text:p>01001010</text:p>
          </table:table-cell>
          <table:table-cell table:formula="of:=SUBSTITUTE(SUBSTITUTE([.C74];&quot;0&quot;;&quot;F&quot;);&quot;1&quot;;&quot;T&quot;)" office:value-type="string" office:string-value="FTFFTFTF" calcext:value-type="string">
            <text:p>FTFFTFTF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5])" office:value-type="string" office:string-value="4B" calcext:value-type="string">
            <text:p>4B</text:p>
          </table:table-cell>
          <table:table-cell table:formula="of:=HEX2BIN([.B75];8)" office:value-type="string" office:string-value="01001011" calcext:value-type="string">
            <text:p>01001011</text:p>
          </table:table-cell>
          <table:table-cell table:formula="of:=SUBSTITUTE(SUBSTITUTE([.C75];&quot;0&quot;;&quot;F&quot;);&quot;1&quot;;&quot;T&quot;)" office:value-type="string" office:string-value="FTFFTFTT" calcext:value-type="string">
            <text:p>FTFFTFT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6])" office:value-type="string" office:string-value="4C" calcext:value-type="string">
            <text:p>4C</text:p>
          </table:table-cell>
          <table:table-cell table:formula="of:=HEX2BIN([.B76];8)" office:value-type="string" office:string-value="01001100" calcext:value-type="string">
            <text:p>01001100</text:p>
          </table:table-cell>
          <table:table-cell table:formula="of:=SUBSTITUTE(SUBSTITUTE([.C76];&quot;0&quot;;&quot;F&quot;);&quot;1&quot;;&quot;T&quot;)" office:value-type="string" office:string-value="FTFFTTFF" calcext:value-type="string">
            <text:p>FTFFTTFF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7])" office:value-type="string" office:string-value="4D" calcext:value-type="string">
            <text:p>4D</text:p>
          </table:table-cell>
          <table:table-cell table:formula="of:=HEX2BIN([.B77];8)" office:value-type="string" office:string-value="01001101" calcext:value-type="string">
            <text:p>01001101</text:p>
          </table:table-cell>
          <table:table-cell table:formula="of:=SUBSTITUTE(SUBSTITUTE([.C77];&quot;0&quot;;&quot;F&quot;);&quot;1&quot;;&quot;T&quot;)" office:value-type="string" office:string-value="FTFFTTFT" calcext:value-type="string">
            <text:p>FTFFTTF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8])" office:value-type="string" office:string-value="4E" calcext:value-type="string">
            <text:p>4E</text:p>
          </table:table-cell>
          <table:table-cell table:formula="of:=HEX2BIN([.B78];8)" office:value-type="string" office:string-value="01001110" calcext:value-type="string">
            <text:p>01001110</text:p>
          </table:table-cell>
          <table:table-cell table:formula="of:=SUBSTITUTE(SUBSTITUTE([.C78];&quot;0&quot;;&quot;F&quot;);&quot;1&quot;;&quot;T&quot;)" office:value-type="string" office:string-value="FTFFTTTF" calcext:value-type="string">
            <text:p>FTFFTTTF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79])" office:value-type="string" office:string-value="4F" calcext:value-type="string">
            <text:p>4F</text:p>
          </table:table-cell>
          <table:table-cell table:formula="of:=HEX2BIN([.B79];8)" office:value-type="string" office:string-value="01001111" calcext:value-type="string">
            <text:p>01001111</text:p>
          </table:table-cell>
          <table:table-cell table:formula="of:=SUBSTITUTE(SUBSTITUTE([.C79];&quot;0&quot;;&quot;F&quot;);&quot;1&quot;;&quot;T&quot;)" office:value-type="string" office:string-value="FTFFTTTT" calcext:value-type="string">
            <text:p>FTFFTTT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0])" office:value-type="string" office:string-value="50" calcext:value-type="string">
            <text:p>50</text:p>
          </table:table-cell>
          <table:table-cell table:formula="of:=HEX2BIN([.B80];8)" office:value-type="string" office:string-value="01010000" calcext:value-type="string">
            <text:p>01010000</text:p>
          </table:table-cell>
          <table:table-cell table:formula="of:=SUBSTITUTE(SUBSTITUTE([.C80];&quot;0&quot;;&quot;F&quot;);&quot;1&quot;;&quot;T&quot;)" office:value-type="string" office:string-value="FTFTFFFF" calcext:value-type="string">
            <text:p>FTFTFFFF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1])" office:value-type="string" office:string-value="51" calcext:value-type="string">
            <text:p>51</text:p>
          </table:table-cell>
          <table:table-cell table:formula="of:=HEX2BIN([.B81];8)" office:value-type="string" office:string-value="01010001" calcext:value-type="string">
            <text:p>01010001</text:p>
          </table:table-cell>
          <table:table-cell table:formula="of:=SUBSTITUTE(SUBSTITUTE([.C81];&quot;0&quot;;&quot;F&quot;);&quot;1&quot;;&quot;T&quot;)" office:value-type="string" office:string-value="FTFTFFFT" calcext:value-type="string">
            <text:p>FTFTFF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2])" office:value-type="string" office:string-value="52" calcext:value-type="string">
            <text:p>52</text:p>
          </table:table-cell>
          <table:table-cell table:formula="of:=HEX2BIN([.B82];8)" office:value-type="string" office:string-value="01010010" calcext:value-type="string">
            <text:p>01010010</text:p>
          </table:table-cell>
          <table:table-cell table:formula="of:=SUBSTITUTE(SUBSTITUTE([.C82];&quot;0&quot;;&quot;F&quot;);&quot;1&quot;;&quot;T&quot;)" office:value-type="string" office:string-value="FTFTFFTF" calcext:value-type="string">
            <text:p>FTFTFFTF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3])" office:value-type="string" office:string-value="53" calcext:value-type="string">
            <text:p>53</text:p>
          </table:table-cell>
          <table:table-cell table:formula="of:=HEX2BIN([.B83];8)" office:value-type="string" office:string-value="01010011" calcext:value-type="string">
            <text:p>01010011</text:p>
          </table:table-cell>
          <table:table-cell table:formula="of:=SUBSTITUTE(SUBSTITUTE([.C83];&quot;0&quot;;&quot;F&quot;);&quot;1&quot;;&quot;T&quot;)" office:value-type="string" office:string-value="FTFTFFTT" calcext:value-type="string">
            <text:p>FTFTFFT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4])" office:value-type="string" office:string-value="54" calcext:value-type="string">
            <text:p>54</text:p>
          </table:table-cell>
          <table:table-cell table:formula="of:=HEX2BIN([.B84];8)" office:value-type="string" office:string-value="01010100" calcext:value-type="string">
            <text:p>01010100</text:p>
          </table:table-cell>
          <table:table-cell table:formula="of:=SUBSTITUTE(SUBSTITUTE([.C84];&quot;0&quot;;&quot;F&quot;);&quot;1&quot;;&quot;T&quot;)" office:value-type="string" office:string-value="FTFTFTFF" calcext:value-type="string">
            <text:p>FTFTFTFF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5])" office:value-type="string" office:string-value="55" calcext:value-type="string">
            <text:p>55</text:p>
          </table:table-cell>
          <table:table-cell table:formula="of:=HEX2BIN([.B85];8)" office:value-type="string" office:string-value="01010101" calcext:value-type="string">
            <text:p>01010101</text:p>
          </table:table-cell>
          <table:table-cell table:formula="of:=SUBSTITUTE(SUBSTITUTE([.C85];&quot;0&quot;;&quot;F&quot;);&quot;1&quot;;&quot;T&quot;)" office:value-type="string" office:string-value="FTFTFTFT" calcext:value-type="string">
            <text:p>FTFTFTF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6])" office:value-type="string" office:string-value="56" calcext:value-type="string">
            <text:p>56</text:p>
          </table:table-cell>
          <table:table-cell table:formula="of:=HEX2BIN([.B86];8)" office:value-type="string" office:string-value="01010110" calcext:value-type="string">
            <text:p>01010110</text:p>
          </table:table-cell>
          <table:table-cell table:formula="of:=SUBSTITUTE(SUBSTITUTE([.C86];&quot;0&quot;;&quot;F&quot;);&quot;1&quot;;&quot;T&quot;)" office:value-type="string" office:string-value="FTFTFTTF" calcext:value-type="string">
            <text:p>FTFTFTTF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7])" office:value-type="string" office:string-value="57" calcext:value-type="string">
            <text:p>57</text:p>
          </table:table-cell>
          <table:table-cell table:formula="of:=HEX2BIN([.B87];8)" office:value-type="string" office:string-value="01010111" calcext:value-type="string">
            <text:p>01010111</text:p>
          </table:table-cell>
          <table:table-cell table:formula="of:=SUBSTITUTE(SUBSTITUTE([.C87];&quot;0&quot;;&quot;F&quot;);&quot;1&quot;;&quot;T&quot;)" office:value-type="string" office:string-value="FTFTFTTT" calcext:value-type="string">
            <text:p>FTFTFTT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8])" office:value-type="string" office:string-value="58" calcext:value-type="string">
            <text:p>58</text:p>
          </table:table-cell>
          <table:table-cell table:formula="of:=HEX2BIN([.B88];8)" office:value-type="string" office:string-value="01011000" calcext:value-type="string">
            <text:p>01011000</text:p>
          </table:table-cell>
          <table:table-cell table:formula="of:=SUBSTITUTE(SUBSTITUTE([.C88];&quot;0&quot;;&quot;F&quot;);&quot;1&quot;;&quot;T&quot;)" office:value-type="string" office:string-value="FTFTTFFF" calcext:value-type="string">
            <text:p>FTFTTFFF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89])" office:value-type="string" office:string-value="59" calcext:value-type="string">
            <text:p>59</text:p>
          </table:table-cell>
          <table:table-cell table:formula="of:=HEX2BIN([.B89];8)" office:value-type="string" office:string-value="01011001" calcext:value-type="string">
            <text:p>01011001</text:p>
          </table:table-cell>
          <table:table-cell table:formula="of:=SUBSTITUTE(SUBSTITUTE([.C89];&quot;0&quot;;&quot;F&quot;);&quot;1&quot;;&quot;T&quot;)" office:value-type="string" office:string-value="FTFTTFFT" calcext:value-type="string">
            <text:p>FTFTTFF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0])" office:value-type="string" office:string-value="5A" calcext:value-type="string">
            <text:p>5A</text:p>
          </table:table-cell>
          <table:table-cell table:formula="of:=HEX2BIN([.B90];8)" office:value-type="string" office:string-value="01011010" calcext:value-type="string">
            <text:p>01011010</text:p>
          </table:table-cell>
          <table:table-cell table:formula="of:=SUBSTITUTE(SUBSTITUTE([.C90];&quot;0&quot;;&quot;F&quot;);&quot;1&quot;;&quot;T&quot;)" office:value-type="string" office:string-value="FTFTTFTF" calcext:value-type="string">
            <text:p>FTFTTFT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1])" office:value-type="string" office:string-value="5B" calcext:value-type="string">
            <text:p>5B</text:p>
          </table:table-cell>
          <table:table-cell table:formula="of:=HEX2BIN([.B91];8)" office:value-type="string" office:string-value="01011011" calcext:value-type="string">
            <text:p>01011011</text:p>
          </table:table-cell>
          <table:table-cell table:formula="of:=SUBSTITUTE(SUBSTITUTE([.C91];&quot;0&quot;;&quot;F&quot;);&quot;1&quot;;&quot;T&quot;)" office:value-type="string" office:string-value="FTFTTFTT" calcext:value-type="string">
            <text:p>FTFTTFT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2])" office:value-type="string" office:string-value="5C" calcext:value-type="string">
            <text:p>5C</text:p>
          </table:table-cell>
          <table:table-cell table:formula="of:=HEX2BIN([.B92];8)" office:value-type="string" office:string-value="01011100" calcext:value-type="string">
            <text:p>01011100</text:p>
          </table:table-cell>
          <table:table-cell table:formula="of:=SUBSTITUTE(SUBSTITUTE([.C92];&quot;0&quot;;&quot;F&quot;);&quot;1&quot;;&quot;T&quot;)" office:value-type="string" office:string-value="FTFTTTFF" calcext:value-type="string">
            <text:p>FTFTTTFF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3])" office:value-type="string" office:string-value="5D" calcext:value-type="string">
            <text:p>5D</text:p>
          </table:table-cell>
          <table:table-cell table:formula="of:=HEX2BIN([.B93];8)" office:value-type="string" office:string-value="01011101" calcext:value-type="string">
            <text:p>01011101</text:p>
          </table:table-cell>
          <table:table-cell table:formula="of:=SUBSTITUTE(SUBSTITUTE([.C93];&quot;0&quot;;&quot;F&quot;);&quot;1&quot;;&quot;T&quot;)" office:value-type="string" office:string-value="FTFTTTFT" calcext:value-type="string">
            <text:p>FTFTTTF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4])" office:value-type="string" office:string-value="5E" calcext:value-type="string">
            <text:p>5E</text:p>
          </table:table-cell>
          <table:table-cell table:formula="of:=HEX2BIN([.B94];8)" office:value-type="string" office:string-value="01011110" calcext:value-type="string">
            <text:p>01011110</text:p>
          </table:table-cell>
          <table:table-cell table:formula="of:=SUBSTITUTE(SUBSTITUTE([.C94];&quot;0&quot;;&quot;F&quot;);&quot;1&quot;;&quot;T&quot;)" office:value-type="string" office:string-value="FTFTTTTF" calcext:value-type="string">
            <text:p>FTFTTTTF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5])" office:value-type="string" office:string-value="5F" calcext:value-type="string">
            <text:p>5F</text:p>
          </table:table-cell>
          <table:table-cell table:formula="of:=HEX2BIN([.B95];8)" office:value-type="string" office:string-value="01011111" calcext:value-type="string">
            <text:p>01011111</text:p>
          </table:table-cell>
          <table:table-cell table:formula="of:=SUBSTITUTE(SUBSTITUTE([.C95];&quot;0&quot;;&quot;F&quot;);&quot;1&quot;;&quot;T&quot;)" office:value-type="string" office:string-value="FTFTTTTT" calcext:value-type="string">
            <text:p>FTFTTT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6])" office:value-type="string" office:string-value="60" calcext:value-type="string">
            <text:p>60</text:p>
          </table:table-cell>
          <table:table-cell table:formula="of:=HEX2BIN([.B96];8)" office:value-type="string" office:string-value="01100000" calcext:value-type="string">
            <text:p>01100000</text:p>
          </table:table-cell>
          <table:table-cell table:formula="of:=SUBSTITUTE(SUBSTITUTE([.C96];&quot;0&quot;;&quot;F&quot;);&quot;1&quot;;&quot;T&quot;)" office:value-type="string" office:string-value="FTTFFFFF" calcext:value-type="string">
            <text:p>FTTFFFFF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7])" office:value-type="string" office:string-value="61" calcext:value-type="string">
            <text:p>61</text:p>
          </table:table-cell>
          <table:table-cell table:formula="of:=HEX2BIN([.B97];8)" office:value-type="string" office:string-value="01100001" calcext:value-type="string">
            <text:p>01100001</text:p>
          </table:table-cell>
          <table:table-cell table:formula="of:=SUBSTITUTE(SUBSTITUTE([.C97];&quot;0&quot;;&quot;F&quot;);&quot;1&quot;;&quot;T&quot;)" office:value-type="string" office:string-value="FTTFFFFT" calcext:value-type="string">
            <text:p>FTTFFFF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8])" office:value-type="string" office:string-value="62" calcext:value-type="string">
            <text:p>62</text:p>
          </table:table-cell>
          <table:table-cell table:formula="of:=HEX2BIN([.B98];8)" office:value-type="string" office:string-value="01100010" calcext:value-type="string">
            <text:p>01100010</text:p>
          </table:table-cell>
          <table:table-cell table:formula="of:=SUBSTITUTE(SUBSTITUTE([.C98];&quot;0&quot;;&quot;F&quot;);&quot;1&quot;;&quot;T&quot;)" office:value-type="string" office:string-value="FTTFFFTF" calcext:value-type="string">
            <text:p>FTTFFFTF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99])" office:value-type="string" office:string-value="63" calcext:value-type="string">
            <text:p>63</text:p>
          </table:table-cell>
          <table:table-cell table:formula="of:=HEX2BIN([.B99];8)" office:value-type="string" office:string-value="01100011" calcext:value-type="string">
            <text:p>01100011</text:p>
          </table:table-cell>
          <table:table-cell table:formula="of:=SUBSTITUTE(SUBSTITUTE([.C99];&quot;0&quot;;&quot;F&quot;);&quot;1&quot;;&quot;T&quot;)" office:value-type="string" office:string-value="FTTFFFTT" calcext:value-type="string">
            <text:p>FTTFFFT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0])" office:value-type="string" office:string-value="64" calcext:value-type="string">
            <text:p>64</text:p>
          </table:table-cell>
          <table:table-cell table:formula="of:=HEX2BIN([.B100];8)" office:value-type="string" office:string-value="01100100" calcext:value-type="string">
            <text:p>01100100</text:p>
          </table:table-cell>
          <table:table-cell table:formula="of:=SUBSTITUTE(SUBSTITUTE([.C100];&quot;0&quot;;&quot;F&quot;);&quot;1&quot;;&quot;T&quot;)" office:value-type="string" office:string-value="FTTFFTFF" calcext:value-type="string">
            <text:p>FTTFFTFF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1])" office:value-type="string" office:string-value="65" calcext:value-type="string">
            <text:p>65</text:p>
          </table:table-cell>
          <table:table-cell table:formula="of:=HEX2BIN([.B101];8)" office:value-type="string" office:string-value="01100101" calcext:value-type="string">
            <text:p>01100101</text:p>
          </table:table-cell>
          <table:table-cell table:formula="of:=SUBSTITUTE(SUBSTITUTE([.C101];&quot;0&quot;;&quot;F&quot;);&quot;1&quot;;&quot;T&quot;)" office:value-type="string" office:string-value="FTTFFTFT" calcext:value-type="string">
            <text:p>FTTFFTF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2])" office:value-type="string" office:string-value="66" calcext:value-type="string">
            <text:p>66</text:p>
          </table:table-cell>
          <table:table-cell table:formula="of:=HEX2BIN([.B102];8)" office:value-type="string" office:string-value="01100110" calcext:value-type="string">
            <text:p>01100110</text:p>
          </table:table-cell>
          <table:table-cell table:formula="of:=SUBSTITUTE(SUBSTITUTE([.C102];&quot;0&quot;;&quot;F&quot;);&quot;1&quot;;&quot;T&quot;)" office:value-type="string" office:string-value="FTTFFTTF" calcext:value-type="string">
            <text:p>FTTFFTTF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3])" office:value-type="string" office:string-value="67" calcext:value-type="string">
            <text:p>67</text:p>
          </table:table-cell>
          <table:table-cell table:formula="of:=HEX2BIN([.B103];8)" office:value-type="string" office:string-value="01100111" calcext:value-type="string">
            <text:p>01100111</text:p>
          </table:table-cell>
          <table:table-cell table:formula="of:=SUBSTITUTE(SUBSTITUTE([.C103];&quot;0&quot;;&quot;F&quot;);&quot;1&quot;;&quot;T&quot;)" office:value-type="string" office:string-value="FTTFFTTT" calcext:value-type="string">
            <text:p>FTTFFTT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4])" office:value-type="string" office:string-value="68" calcext:value-type="string">
            <text:p>68</text:p>
          </table:table-cell>
          <table:table-cell table:formula="of:=HEX2BIN([.B104];8)" office:value-type="string" office:string-value="01101000" calcext:value-type="string">
            <text:p>01101000</text:p>
          </table:table-cell>
          <table:table-cell table:formula="of:=SUBSTITUTE(SUBSTITUTE([.C104];&quot;0&quot;;&quot;F&quot;);&quot;1&quot;;&quot;T&quot;)" office:value-type="string" office:string-value="FTTFTFFF" calcext:value-type="string">
            <text:p>FTTFTFFF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5])" office:value-type="string" office:string-value="69" calcext:value-type="string">
            <text:p>69</text:p>
          </table:table-cell>
          <table:table-cell table:formula="of:=HEX2BIN([.B105];8)" office:value-type="string" office:string-value="01101001" calcext:value-type="string">
            <text:p>01101001</text:p>
          </table:table-cell>
          <table:table-cell table:formula="of:=SUBSTITUTE(SUBSTITUTE([.C105];&quot;0&quot;;&quot;F&quot;);&quot;1&quot;;&quot;T&quot;)" office:value-type="string" office:string-value="FTTFTFFT" calcext:value-type="string">
            <text:p>FTTFTFF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6])" office:value-type="string" office:string-value="6A" calcext:value-type="string">
            <text:p>6A</text:p>
          </table:table-cell>
          <table:table-cell table:formula="of:=HEX2BIN([.B106];8)" office:value-type="string" office:string-value="01101010" calcext:value-type="string">
            <text:p>01101010</text:p>
          </table:table-cell>
          <table:table-cell table:formula="of:=SUBSTITUTE(SUBSTITUTE([.C106];&quot;0&quot;;&quot;F&quot;);&quot;1&quot;;&quot;T&quot;)" office:value-type="string" office:string-value="FTTFTFTF" calcext:value-type="string">
            <text:p>FTTFTFTF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7])" office:value-type="string" office:string-value="6B" calcext:value-type="string">
            <text:p>6B</text:p>
          </table:table-cell>
          <table:table-cell table:formula="of:=HEX2BIN([.B107];8)" office:value-type="string" office:string-value="01101011" calcext:value-type="string">
            <text:p>01101011</text:p>
          </table:table-cell>
          <table:table-cell table:formula="of:=SUBSTITUTE(SUBSTITUTE([.C107];&quot;0&quot;;&quot;F&quot;);&quot;1&quot;;&quot;T&quot;)" office:value-type="string" office:string-value="FTTFTFTT" calcext:value-type="string">
            <text:p>FTTFTFT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8])" office:value-type="string" office:string-value="6C" calcext:value-type="string">
            <text:p>6C</text:p>
          </table:table-cell>
          <table:table-cell table:formula="of:=HEX2BIN([.B108];8)" office:value-type="string" office:string-value="01101100" calcext:value-type="string">
            <text:p>01101100</text:p>
          </table:table-cell>
          <table:table-cell table:formula="of:=SUBSTITUTE(SUBSTITUTE([.C108];&quot;0&quot;;&quot;F&quot;);&quot;1&quot;;&quot;T&quot;)" office:value-type="string" office:string-value="FTTFTTFF" calcext:value-type="string">
            <text:p>FTTFTTFF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09])" office:value-type="string" office:string-value="6D" calcext:value-type="string">
            <text:p>6D</text:p>
          </table:table-cell>
          <table:table-cell table:formula="of:=HEX2BIN([.B109];8)" office:value-type="string" office:string-value="01101101" calcext:value-type="string">
            <text:p>01101101</text:p>
          </table:table-cell>
          <table:table-cell table:formula="of:=SUBSTITUTE(SUBSTITUTE([.C109];&quot;0&quot;;&quot;F&quot;);&quot;1&quot;;&quot;T&quot;)" office:value-type="string" office:string-value="FTTFTTFT" calcext:value-type="string">
            <text:p>FTTFTTF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0])" office:value-type="string" office:string-value="6E" calcext:value-type="string">
            <text:p>6E</text:p>
          </table:table-cell>
          <table:table-cell table:formula="of:=HEX2BIN([.B110];8)" office:value-type="string" office:string-value="01101110" calcext:value-type="string">
            <text:p>01101110</text:p>
          </table:table-cell>
          <table:table-cell table:formula="of:=SUBSTITUTE(SUBSTITUTE([.C110];&quot;0&quot;;&quot;F&quot;);&quot;1&quot;;&quot;T&quot;)" office:value-type="string" office:string-value="FTTFTTTF" calcext:value-type="string">
            <text:p>FTTFTTTF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1])" office:value-type="string" office:string-value="6F" calcext:value-type="string">
            <text:p>6F</text:p>
          </table:table-cell>
          <table:table-cell table:formula="of:=HEX2BIN([.B111];8)" office:value-type="string" office:string-value="01101111" calcext:value-type="string">
            <text:p>01101111</text:p>
          </table:table-cell>
          <table:table-cell table:formula="of:=SUBSTITUTE(SUBSTITUTE([.C111];&quot;0&quot;;&quot;F&quot;);&quot;1&quot;;&quot;T&quot;)" office:value-type="string" office:string-value="FTTFTTTT" calcext:value-type="string">
            <text:p>FTTFTTT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2])" office:value-type="string" office:string-value="70" calcext:value-type="string">
            <text:p>70</text:p>
          </table:table-cell>
          <table:table-cell table:formula="of:=HEX2BIN([.B112];8)" office:value-type="string" office:string-value="01110000" calcext:value-type="string">
            <text:p>01110000</text:p>
          </table:table-cell>
          <table:table-cell table:formula="of:=SUBSTITUTE(SUBSTITUTE([.C112];&quot;0&quot;;&quot;F&quot;);&quot;1&quot;;&quot;T&quot;)" office:value-type="string" office:string-value="FTTTFFFF" calcext:value-type="string">
            <text:p>FTTTFFFF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3])" office:value-type="string" office:string-value="71" calcext:value-type="string">
            <text:p>71</text:p>
          </table:table-cell>
          <table:table-cell table:formula="of:=HEX2BIN([.B113];8)" office:value-type="string" office:string-value="01110001" calcext:value-type="string">
            <text:p>01110001</text:p>
          </table:table-cell>
          <table:table-cell table:formula="of:=SUBSTITUTE(SUBSTITUTE([.C113];&quot;0&quot;;&quot;F&quot;);&quot;1&quot;;&quot;T&quot;)" office:value-type="string" office:string-value="FTTTFFFT" calcext:value-type="string">
            <text:p>FTTTFFF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4])" office:value-type="string" office:string-value="72" calcext:value-type="string">
            <text:p>72</text:p>
          </table:table-cell>
          <table:table-cell table:formula="of:=HEX2BIN([.B114];8)" office:value-type="string" office:string-value="01110010" calcext:value-type="string">
            <text:p>01110010</text:p>
          </table:table-cell>
          <table:table-cell table:formula="of:=SUBSTITUTE(SUBSTITUTE([.C114];&quot;0&quot;;&quot;F&quot;);&quot;1&quot;;&quot;T&quot;)" office:value-type="string" office:string-value="FTTTFFTF" calcext:value-type="string">
            <text:p>FTTTFFTF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5])" office:value-type="string" office:string-value="73" calcext:value-type="string">
            <text:p>73</text:p>
          </table:table-cell>
          <table:table-cell table:formula="of:=HEX2BIN([.B115];8)" office:value-type="string" office:string-value="01110011" calcext:value-type="string">
            <text:p>01110011</text:p>
          </table:table-cell>
          <table:table-cell table:formula="of:=SUBSTITUTE(SUBSTITUTE([.C115];&quot;0&quot;;&quot;F&quot;);&quot;1&quot;;&quot;T&quot;)" office:value-type="string" office:string-value="FTTTFFTT" calcext:value-type="string">
            <text:p>FTTTFFT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6])" office:value-type="string" office:string-value="74" calcext:value-type="string">
            <text:p>74</text:p>
          </table:table-cell>
          <table:table-cell table:formula="of:=HEX2BIN([.B116];8)" office:value-type="string" office:string-value="01110100" calcext:value-type="string">
            <text:p>01110100</text:p>
          </table:table-cell>
          <table:table-cell table:formula="of:=SUBSTITUTE(SUBSTITUTE([.C116];&quot;0&quot;;&quot;F&quot;);&quot;1&quot;;&quot;T&quot;)" office:value-type="string" office:string-value="FTTTFTFF" calcext:value-type="string">
            <text:p>FTTTFTFF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7])" office:value-type="string" office:string-value="75" calcext:value-type="string">
            <text:p>75</text:p>
          </table:table-cell>
          <table:table-cell table:formula="of:=HEX2BIN([.B117];8)" office:value-type="string" office:string-value="01110101" calcext:value-type="string">
            <text:p>01110101</text:p>
          </table:table-cell>
          <table:table-cell table:formula="of:=SUBSTITUTE(SUBSTITUTE([.C117];&quot;0&quot;;&quot;F&quot;);&quot;1&quot;;&quot;T&quot;)" office:value-type="string" office:string-value="FTTTFTFT" calcext:value-type="string">
            <text:p>FTTTFTF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8])" office:value-type="string" office:string-value="76" calcext:value-type="string">
            <text:p>76</text:p>
          </table:table-cell>
          <table:table-cell table:formula="of:=HEX2BIN([.B118];8)" office:value-type="string" office:string-value="01110110" calcext:value-type="string">
            <text:p>01110110</text:p>
          </table:table-cell>
          <table:table-cell table:formula="of:=SUBSTITUTE(SUBSTITUTE([.C118];&quot;0&quot;;&quot;F&quot;);&quot;1&quot;;&quot;T&quot;)" office:value-type="string" office:string-value="FTTTFTTF" calcext:value-type="string">
            <text:p>FTTTFTTF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19])" office:value-type="string" office:string-value="77" calcext:value-type="string">
            <text:p>77</text:p>
          </table:table-cell>
          <table:table-cell table:formula="of:=HEX2BIN([.B119];8)" office:value-type="string" office:string-value="01110111" calcext:value-type="string">
            <text:p>01110111</text:p>
          </table:table-cell>
          <table:table-cell table:formula="of:=SUBSTITUTE(SUBSTITUTE([.C119];&quot;0&quot;;&quot;F&quot;);&quot;1&quot;;&quot;T&quot;)" office:value-type="string" office:string-value="FTTTFTTT" calcext:value-type="string">
            <text:p>FTTTFTT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0])" office:value-type="string" office:string-value="78" calcext:value-type="string">
            <text:p>78</text:p>
          </table:table-cell>
          <table:table-cell table:formula="of:=HEX2BIN([.B120];8)" office:value-type="string" office:string-value="01111000" calcext:value-type="string">
            <text:p>01111000</text:p>
          </table:table-cell>
          <table:table-cell table:formula="of:=SUBSTITUTE(SUBSTITUTE([.C120];&quot;0&quot;;&quot;F&quot;);&quot;1&quot;;&quot;T&quot;)" office:value-type="string" office:string-value="FTTTTFFF" calcext:value-type="string">
            <text:p>FTTTTFFF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1])" office:value-type="string" office:string-value="79" calcext:value-type="string">
            <text:p>79</text:p>
          </table:table-cell>
          <table:table-cell table:formula="of:=HEX2BIN([.B121];8)" office:value-type="string" office:string-value="01111001" calcext:value-type="string">
            <text:p>01111001</text:p>
          </table:table-cell>
          <table:table-cell table:formula="of:=SUBSTITUTE(SUBSTITUTE([.C121];&quot;0&quot;;&quot;F&quot;);&quot;1&quot;;&quot;T&quot;)" office:value-type="string" office:string-value="FTTTTFFT" calcext:value-type="string">
            <text:p>FTTTTFF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2])" office:value-type="string" office:string-value="7A" calcext:value-type="string">
            <text:p>7A</text:p>
          </table:table-cell>
          <table:table-cell table:formula="of:=HEX2BIN([.B122];8)" office:value-type="string" office:string-value="01111010" calcext:value-type="string">
            <text:p>01111010</text:p>
          </table:table-cell>
          <table:table-cell table:formula="of:=SUBSTITUTE(SUBSTITUTE([.C122];&quot;0&quot;;&quot;F&quot;);&quot;1&quot;;&quot;T&quot;)" office:value-type="string" office:string-value="FTTTTFTF" calcext:value-type="string">
            <text:p>FTTTTFTF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3])" office:value-type="string" office:string-value="7B" calcext:value-type="string">
            <text:p>7B</text:p>
          </table:table-cell>
          <table:table-cell table:formula="of:=HEX2BIN([.B123];8)" office:value-type="string" office:string-value="01111011" calcext:value-type="string">
            <text:p>01111011</text:p>
          </table:table-cell>
          <table:table-cell table:formula="of:=SUBSTITUTE(SUBSTITUTE([.C123];&quot;0&quot;;&quot;F&quot;);&quot;1&quot;;&quot;T&quot;)" office:value-type="string" office:string-value="FTTTTFTT" calcext:value-type="string">
            <text:p>FTTTTFT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4])" office:value-type="string" office:string-value="7C" calcext:value-type="string">
            <text:p>7C</text:p>
          </table:table-cell>
          <table:table-cell table:formula="of:=HEX2BIN([.B124];8)" office:value-type="string" office:string-value="01111100" calcext:value-type="string">
            <text:p>01111100</text:p>
          </table:table-cell>
          <table:table-cell table:formula="of:=SUBSTITUTE(SUBSTITUTE([.C124];&quot;0&quot;;&quot;F&quot;);&quot;1&quot;;&quot;T&quot;)" office:value-type="string" office:string-value="FTTTTTFF" calcext:value-type="string">
            <text:p>FTTTTTFF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5])" office:value-type="string" office:string-value="7D" calcext:value-type="string">
            <text:p>7D</text:p>
          </table:table-cell>
          <table:table-cell table:formula="of:=HEX2BIN([.B125];8)" office:value-type="string" office:string-value="01111101" calcext:value-type="string">
            <text:p>01111101</text:p>
          </table:table-cell>
          <table:table-cell table:formula="of:=SUBSTITUTE(SUBSTITUTE([.C125];&quot;0&quot;;&quot;F&quot;);&quot;1&quot;;&quot;T&quot;)" office:value-type="string" office:string-value="FTTTTTFT" calcext:value-type="string">
            <text:p>FTTTTTF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6])" office:value-type="string" office:string-value="7E" calcext:value-type="string">
            <text:p>7E</text:p>
          </table:table-cell>
          <table:table-cell table:formula="of:=HEX2BIN([.B126];8)" office:value-type="string" office:string-value="01111110" calcext:value-type="string">
            <text:p>01111110</text:p>
          </table:table-cell>
          <table:table-cell table:formula="of:=SUBSTITUTE(SUBSTITUTE([.C126];&quot;0&quot;;&quot;F&quot;);&quot;1&quot;;&quot;T&quot;)" office:value-type="string" office:string-value="FTTTTTTF" calcext:value-type="string">
            <text:p>FTTTTTTF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7])" office:value-type="string" office:string-value="7F" calcext:value-type="string">
            <text:p>7F</text:p>
          </table:table-cell>
          <table:table-cell table:formula="of:=HEX2BIN([.B127];8)" office:value-type="string" office:string-value="01111111" calcext:value-type="string">
            <text:p>01111111</text:p>
          </table:table-cell>
          <table:table-cell table:formula="of:=SUBSTITUTE(SUBSTITUTE([.C127];&quot;0&quot;;&quot;F&quot;);&quot;1&quot;;&quot;T&quot;)" office:value-type="string" office:string-value="FTTTTTTT" calcext:value-type="string">
            <text:p>FTTTTTTT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28])" office:value-type="string" office:string-value="80" calcext:value-type="string">
            <text:p>80</text:p>
          </table:table-cell>
          <table:table-cell table:formula="of:=HEX2BIN([.B128];8)" office:value-type="string" office:string-value="10000000" calcext:value-type="string">
            <text:p>10000000</text:p>
          </table:table-cell>
          <table:table-cell table:formula="of:=SUBSTITUTE(SUBSTITUTE([.C128];&quot;0&quot;;&quot;F&quot;);&quot;1&quot;;&quot;T&quot;)" office:value-type="string" office:string-value="TFFFFFFF" calcext:value-type="string">
            <text:p>TFFFFFFF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29])" office:value-type="string" office:string-value="81" calcext:value-type="string">
            <text:p>81</text:p>
          </table:table-cell>
          <table:table-cell table:formula="of:=HEX2BIN([.B129];8)" office:value-type="string" office:string-value="10000001" calcext:value-type="string">
            <text:p>10000001</text:p>
          </table:table-cell>
          <table:table-cell table:formula="of:=SUBSTITUTE(SUBSTITUTE([.C129];&quot;0&quot;;&quot;F&quot;);&quot;1&quot;;&quot;T&quot;)" office:value-type="string" office:string-value="TFFFFFFT" calcext:value-type="string">
            <text:p>TFFFFFF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0])" office:value-type="string" office:string-value="82" calcext:value-type="string">
            <text:p>82</text:p>
          </table:table-cell>
          <table:table-cell table:formula="of:=HEX2BIN([.B130];8)" office:value-type="string" office:string-value="10000010" calcext:value-type="string">
            <text:p>10000010</text:p>
          </table:table-cell>
          <table:table-cell table:formula="of:=SUBSTITUTE(SUBSTITUTE([.C130];&quot;0&quot;;&quot;F&quot;);&quot;1&quot;;&quot;T&quot;)" office:value-type="string" office:string-value="TFFFFFTF" calcext:value-type="string">
            <text:p>TFFFFFTF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1])" office:value-type="string" office:string-value="83" calcext:value-type="string">
            <text:p>83</text:p>
          </table:table-cell>
          <table:table-cell table:formula="of:=HEX2BIN([.B131];8)" office:value-type="string" office:string-value="10000011" calcext:value-type="string">
            <text:p>10000011</text:p>
          </table:table-cell>
          <table:table-cell table:formula="of:=SUBSTITUTE(SUBSTITUTE([.C131];&quot;0&quot;;&quot;F&quot;);&quot;1&quot;;&quot;T&quot;)" office:value-type="string" office:string-value="TFFFFFTT" calcext:value-type="string">
            <text:p>TFFFFFTT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2])" office:value-type="string" office:string-value="84" calcext:value-type="string">
            <text:p>84</text:p>
          </table:table-cell>
          <table:table-cell table:formula="of:=HEX2BIN([.B132];8)" office:value-type="string" office:string-value="10000100" calcext:value-type="string">
            <text:p>10000100</text:p>
          </table:table-cell>
          <table:table-cell table:formula="of:=SUBSTITUTE(SUBSTITUTE([.C132];&quot;0&quot;;&quot;F&quot;);&quot;1&quot;;&quot;T&quot;)" office:value-type="string" office:string-value="TFFFFTFF" calcext:value-type="string">
            <text:p>TFFFFTFF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3])" office:value-type="string" office:string-value="85" calcext:value-type="string">
            <text:p>85</text:p>
          </table:table-cell>
          <table:table-cell table:formula="of:=HEX2BIN([.B133];8)" office:value-type="string" office:string-value="10000101" calcext:value-type="string">
            <text:p>10000101</text:p>
          </table:table-cell>
          <table:table-cell table:formula="of:=SUBSTITUTE(SUBSTITUTE([.C133];&quot;0&quot;;&quot;F&quot;);&quot;1&quot;;&quot;T&quot;)" office:value-type="string" office:string-value="TFFFFTFT" calcext:value-type="string">
            <text:p>TFFFFTF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4])" office:value-type="string" office:string-value="86" calcext:value-type="string">
            <text:p>86</text:p>
          </table:table-cell>
          <table:table-cell table:formula="of:=HEX2BIN([.B134];8)" office:value-type="string" office:string-value="10000110" calcext:value-type="string">
            <text:p>10000110</text:p>
          </table:table-cell>
          <table:table-cell table:formula="of:=SUBSTITUTE(SUBSTITUTE([.C134];&quot;0&quot;;&quot;F&quot;);&quot;1&quot;;&quot;T&quot;)" office:value-type="string" office:string-value="TFFFFTTF" calcext:value-type="string">
            <text:p>TFFFFTTF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5])" office:value-type="string" office:string-value="87" calcext:value-type="string">
            <text:p>87</text:p>
          </table:table-cell>
          <table:table-cell table:formula="of:=HEX2BIN([.B135];8)" office:value-type="string" office:string-value="10000111" calcext:value-type="string">
            <text:p>10000111</text:p>
          </table:table-cell>
          <table:table-cell table:formula="of:=SUBSTITUTE(SUBSTITUTE([.C135];&quot;0&quot;;&quot;F&quot;);&quot;1&quot;;&quot;T&quot;)" office:value-type="string" office:string-value="TFFFFTTT" calcext:value-type="string">
            <text:p>TFFFFTT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6])" office:value-type="string" office:string-value="88" calcext:value-type="string">
            <text:p>88</text:p>
          </table:table-cell>
          <table:table-cell table:formula="of:=HEX2BIN([.B136];8)" office:value-type="string" office:string-value="10001000" calcext:value-type="string">
            <text:p>10001000</text:p>
          </table:table-cell>
          <table:table-cell table:formula="of:=SUBSTITUTE(SUBSTITUTE([.C136];&quot;0&quot;;&quot;F&quot;);&quot;1&quot;;&quot;T&quot;)" office:value-type="string" office:string-value="TFFFTFFF" calcext:value-type="string">
            <text:p>TFFFTFFF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7])" office:value-type="string" office:string-value="89" calcext:value-type="string">
            <text:p>89</text:p>
          </table:table-cell>
          <table:table-cell table:formula="of:=HEX2BIN([.B137];8)" office:value-type="string" office:string-value="10001001" calcext:value-type="string">
            <text:p>10001001</text:p>
          </table:table-cell>
          <table:table-cell table:formula="of:=SUBSTITUTE(SUBSTITUTE([.C137];&quot;0&quot;;&quot;F&quot;);&quot;1&quot;;&quot;T&quot;)" office:value-type="string" office:string-value="TFFFTFFT" calcext:value-type="string">
            <text:p>TFFFTFF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38])" office:value-type="string" office:string-value="8A" calcext:value-type="string">
            <text:p>8A</text:p>
          </table:table-cell>
          <table:table-cell table:formula="of:=HEX2BIN([.B138];8)" office:value-type="string" office:string-value="10001010" calcext:value-type="string">
            <text:p>10001010</text:p>
          </table:table-cell>
          <table:table-cell table:formula="of:=SUBSTITUTE(SUBSTITUTE([.C138];&quot;0&quot;;&quot;F&quot;);&quot;1&quot;;&quot;T&quot;)" office:value-type="string" office:string-value="TFFFTFTF" calcext:value-type="string">
            <text:p>TFFFTFTF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39])" office:value-type="string" office:string-value="8B" calcext:value-type="string">
            <text:p>8B</text:p>
          </table:table-cell>
          <table:table-cell table:formula="of:=HEX2BIN([.B139];8)" office:value-type="string" office:string-value="10001011" calcext:value-type="string">
            <text:p>10001011</text:p>
          </table:table-cell>
          <table:table-cell table:formula="of:=SUBSTITUTE(SUBSTITUTE([.C139];&quot;0&quot;;&quot;F&quot;);&quot;1&quot;;&quot;T&quot;)" office:value-type="string" office:string-value="TFFFTFTT" calcext:value-type="string">
            <text:p>TFFFTFTT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0])" office:value-type="string" office:string-value="8C" calcext:value-type="string">
            <text:p>8C</text:p>
          </table:table-cell>
          <table:table-cell table:formula="of:=HEX2BIN([.B140];8)" office:value-type="string" office:string-value="10001100" calcext:value-type="string">
            <text:p>10001100</text:p>
          </table:table-cell>
          <table:table-cell table:formula="of:=SUBSTITUTE(SUBSTITUTE([.C140];&quot;0&quot;;&quot;F&quot;);&quot;1&quot;;&quot;T&quot;)" office:value-type="string" office:string-value="TFFFTTFF" calcext:value-type="string">
            <text:p>TFFFTTFF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1])" office:value-type="string" office:string-value="8D" calcext:value-type="string">
            <text:p>8D</text:p>
          </table:table-cell>
          <table:table-cell table:formula="of:=HEX2BIN([.B141];8)" office:value-type="string" office:string-value="10001101" calcext:value-type="string">
            <text:p>10001101</text:p>
          </table:table-cell>
          <table:table-cell table:formula="of:=SUBSTITUTE(SUBSTITUTE([.C141];&quot;0&quot;;&quot;F&quot;);&quot;1&quot;;&quot;T&quot;)" office:value-type="string" office:string-value="TFFFTTFT" calcext:value-type="string">
            <text:p>TFFFTTFT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2])" office:value-type="string" office:string-value="8E" calcext:value-type="string">
            <text:p>8E</text:p>
          </table:table-cell>
          <table:table-cell table:formula="of:=HEX2BIN([.B142];8)" office:value-type="string" office:string-value="10001110" calcext:value-type="string">
            <text:p>10001110</text:p>
          </table:table-cell>
          <table:table-cell table:formula="of:=SUBSTITUTE(SUBSTITUTE([.C142];&quot;0&quot;;&quot;F&quot;);&quot;1&quot;;&quot;T&quot;)" office:value-type="string" office:string-value="TFFFTTTF" calcext:value-type="string">
            <text:p>TFFFTTTF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3])" office:value-type="string" office:string-value="8F" calcext:value-type="string">
            <text:p>8F</text:p>
          </table:table-cell>
          <table:table-cell table:formula="of:=HEX2BIN([.B143];8)" office:value-type="string" office:string-value="10001111" calcext:value-type="string">
            <text:p>10001111</text:p>
          </table:table-cell>
          <table:table-cell table:formula="of:=SUBSTITUTE(SUBSTITUTE([.C143];&quot;0&quot;;&quot;F&quot;);&quot;1&quot;;&quot;T&quot;)" office:value-type="string" office:string-value="TFFFTTTT" calcext:value-type="string">
            <text:p>TFFFTTT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4])" office:value-type="string" office:string-value="90" calcext:value-type="string">
            <text:p>90</text:p>
          </table:table-cell>
          <table:table-cell table:formula="of:=HEX2BIN([.B144];8)" office:value-type="string" office:string-value="10010000" calcext:value-type="string">
            <text:p>10010000</text:p>
          </table:table-cell>
          <table:table-cell table:formula="of:=SUBSTITUTE(SUBSTITUTE([.C144];&quot;0&quot;;&quot;F&quot;);&quot;1&quot;;&quot;T&quot;)" office:value-type="string" office:string-value="TFFTFFFF" calcext:value-type="string">
            <text:p>TFFTFFFF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5])" office:value-type="string" office:string-value="91" calcext:value-type="string">
            <text:p>91</text:p>
          </table:table-cell>
          <table:table-cell table:formula="of:=HEX2BIN([.B145];8)" office:value-type="string" office:string-value="10010001" calcext:value-type="string">
            <text:p>10010001</text:p>
          </table:table-cell>
          <table:table-cell table:formula="of:=SUBSTITUTE(SUBSTITUTE([.C145];&quot;0&quot;;&quot;F&quot;);&quot;1&quot;;&quot;T&quot;)" office:value-type="string" office:string-value="TFFTFFFT" calcext:value-type="string">
            <text:p>TFFTFFF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6])" office:value-type="string" office:string-value="92" calcext:value-type="string">
            <text:p>92</text:p>
          </table:table-cell>
          <table:table-cell table:formula="of:=HEX2BIN([.B146];8)" office:value-type="string" office:string-value="10010010" calcext:value-type="string">
            <text:p>10010010</text:p>
          </table:table-cell>
          <table:table-cell table:formula="of:=SUBSTITUTE(SUBSTITUTE([.C146];&quot;0&quot;;&quot;F&quot;);&quot;1&quot;;&quot;T&quot;)" office:value-type="string" office:string-value="TFFTFFTF" calcext:value-type="string">
            <text:p>TFFTFFTF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7])" office:value-type="string" office:string-value="93" calcext:value-type="string">
            <text:p>93</text:p>
          </table:table-cell>
          <table:table-cell table:formula="of:=HEX2BIN([.B147];8)" office:value-type="string" office:string-value="10010011" calcext:value-type="string">
            <text:p>10010011</text:p>
          </table:table-cell>
          <table:table-cell table:formula="of:=SUBSTITUTE(SUBSTITUTE([.C147];&quot;0&quot;;&quot;F&quot;);&quot;1&quot;;&quot;T&quot;)" office:value-type="string" office:string-value="TFFTFFTT" calcext:value-type="string">
            <text:p>TFFTFFT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48])" office:value-type="string" office:string-value="94" calcext:value-type="string">
            <text:p>94</text:p>
          </table:table-cell>
          <table:table-cell table:formula="of:=HEX2BIN([.B148];8)" office:value-type="string" office:string-value="10010100" calcext:value-type="string">
            <text:p>10010100</text:p>
          </table:table-cell>
          <table:table-cell table:formula="of:=SUBSTITUTE(SUBSTITUTE([.C148];&quot;0&quot;;&quot;F&quot;);&quot;1&quot;;&quot;T&quot;)" office:value-type="string" office:string-value="TFFTFTFF" calcext:value-type="string">
            <text:p>TFFTFTFF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49])" office:value-type="string" office:string-value="95" calcext:value-type="string">
            <text:p>95</text:p>
          </table:table-cell>
          <table:table-cell table:formula="of:=HEX2BIN([.B149];8)" office:value-type="string" office:string-value="10010101" calcext:value-type="string">
            <text:p>10010101</text:p>
          </table:table-cell>
          <table:table-cell table:formula="of:=SUBSTITUTE(SUBSTITUTE([.C149];&quot;0&quot;;&quot;F&quot;);&quot;1&quot;;&quot;T&quot;)" office:value-type="string" office:string-value="TFFTFTFT" calcext:value-type="string">
            <text:p>TFFTFT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0])" office:value-type="string" office:string-value="96" calcext:value-type="string">
            <text:p>96</text:p>
          </table:table-cell>
          <table:table-cell table:formula="of:=HEX2BIN([.B150];8)" office:value-type="string" office:string-value="10010110" calcext:value-type="string">
            <text:p>10010110</text:p>
          </table:table-cell>
          <table:table-cell table:formula="of:=SUBSTITUTE(SUBSTITUTE([.C150];&quot;0&quot;;&quot;F&quot;);&quot;1&quot;;&quot;T&quot;)" office:value-type="string" office:string-value="TFFTFTTF" calcext:value-type="string">
            <text:p>TFFTFTTF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1])" office:value-type="string" office:string-value="97" calcext:value-type="string">
            <text:p>97</text:p>
          </table:table-cell>
          <table:table-cell table:formula="of:=HEX2BIN([.B151];8)" office:value-type="string" office:string-value="10010111" calcext:value-type="string">
            <text:p>10010111</text:p>
          </table:table-cell>
          <table:table-cell table:formula="of:=SUBSTITUTE(SUBSTITUTE([.C151];&quot;0&quot;;&quot;F&quot;);&quot;1&quot;;&quot;T&quot;)" office:value-type="string" office:string-value="TFFTFTTT" calcext:value-type="string">
            <text:p>TFFTFTT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2])" office:value-type="string" office:string-value="98" calcext:value-type="string">
            <text:p>98</text:p>
          </table:table-cell>
          <table:table-cell table:formula="of:=HEX2BIN([.B152];8)" office:value-type="string" office:string-value="10011000" calcext:value-type="string">
            <text:p>10011000</text:p>
          </table:table-cell>
          <table:table-cell table:formula="of:=SUBSTITUTE(SUBSTITUTE([.C152];&quot;0&quot;;&quot;F&quot;);&quot;1&quot;;&quot;T&quot;)" office:value-type="string" office:string-value="TFFTTFFF" calcext:value-type="string">
            <text:p>TFFTTFFF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3])" office:value-type="string" office:string-value="99" calcext:value-type="string">
            <text:p>99</text:p>
          </table:table-cell>
          <table:table-cell table:formula="of:=HEX2BIN([.B153];8)" office:value-type="string" office:string-value="10011001" calcext:value-type="string">
            <text:p>10011001</text:p>
          </table:table-cell>
          <table:table-cell table:formula="of:=SUBSTITUTE(SUBSTITUTE([.C153];&quot;0&quot;;&quot;F&quot;);&quot;1&quot;;&quot;T&quot;)" office:value-type="string" office:string-value="TFFTTFFT" calcext:value-type="string">
            <text:p>TFFTTFFT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4])" office:value-type="string" office:string-value="9A" calcext:value-type="string">
            <text:p>9A</text:p>
          </table:table-cell>
          <table:table-cell table:formula="of:=HEX2BIN([.B154];8)" office:value-type="string" office:string-value="10011010" calcext:value-type="string">
            <text:p>10011010</text:p>
          </table:table-cell>
          <table:table-cell table:formula="of:=SUBSTITUTE(SUBSTITUTE([.C154];&quot;0&quot;;&quot;F&quot;);&quot;1&quot;;&quot;T&quot;)" office:value-type="string" office:string-value="TFFTTFTF" calcext:value-type="string">
            <text:p>TFFTTFTF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5])" office:value-type="string" office:string-value="9B" calcext:value-type="string">
            <text:p>9B</text:p>
          </table:table-cell>
          <table:table-cell table:formula="of:=HEX2BIN([.B155];8)" office:value-type="string" office:string-value="10011011" calcext:value-type="string">
            <text:p>10011011</text:p>
          </table:table-cell>
          <table:table-cell table:formula="of:=SUBSTITUTE(SUBSTITUTE([.C155];&quot;0&quot;;&quot;F&quot;);&quot;1&quot;;&quot;T&quot;)" office:value-type="string" office:string-value="TFFTTFTT" calcext:value-type="string">
            <text:p>TFFTTFT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6])" office:value-type="string" office:string-value="9C" calcext:value-type="string">
            <text:p>9C</text:p>
          </table:table-cell>
          <table:table-cell table:formula="of:=HEX2BIN([.B156];8)" office:value-type="string" office:string-value="10011100" calcext:value-type="string">
            <text:p>10011100</text:p>
          </table:table-cell>
          <table:table-cell table:formula="of:=SUBSTITUTE(SUBSTITUTE([.C156];&quot;0&quot;;&quot;F&quot;);&quot;1&quot;;&quot;T&quot;)" office:value-type="string" office:string-value="TFFTTTFF" calcext:value-type="string">
            <text:p>TFFTTTFF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7])" office:value-type="string" office:string-value="9D" calcext:value-type="string">
            <text:p>9D</text:p>
          </table:table-cell>
          <table:table-cell table:formula="of:=HEX2BIN([.B157];8)" office:value-type="string" office:string-value="10011101" calcext:value-type="string">
            <text:p>10011101</text:p>
          </table:table-cell>
          <table:table-cell table:formula="of:=SUBSTITUTE(SUBSTITUTE([.C157];&quot;0&quot;;&quot;F&quot;);&quot;1&quot;;&quot;T&quot;)" office:value-type="string" office:string-value="TFFTTTFT" calcext:value-type="string">
            <text:p>TFFTTTF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58])" office:value-type="string" office:string-value="9E" calcext:value-type="string">
            <text:p>9E</text:p>
          </table:table-cell>
          <table:table-cell table:formula="of:=HEX2BIN([.B158];8)" office:value-type="string" office:string-value="10011110" calcext:value-type="string">
            <text:p>10011110</text:p>
          </table:table-cell>
          <table:table-cell table:formula="of:=SUBSTITUTE(SUBSTITUTE([.C158];&quot;0&quot;;&quot;F&quot;);&quot;1&quot;;&quot;T&quot;)" office:value-type="string" office:string-value="TFFTTTTF" calcext:value-type="string">
            <text:p>TFFTTTTF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59])" office:value-type="string" office:string-value="9F" calcext:value-type="string">
            <text:p>9F</text:p>
          </table:table-cell>
          <table:table-cell table:formula="of:=HEX2BIN([.B159];8)" office:value-type="string" office:string-value="10011111" calcext:value-type="string">
            <text:p>10011111</text:p>
          </table:table-cell>
          <table:table-cell table:formula="of:=SUBSTITUTE(SUBSTITUTE([.C159];&quot;0&quot;;&quot;F&quot;);&quot;1&quot;;&quot;T&quot;)" office:value-type="string" office:string-value="TFFTTTTT" calcext:value-type="string">
            <text:p>TFFTTTT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0])" office:value-type="string" office:string-value="A0" calcext:value-type="string">
            <text:p>A0</text:p>
          </table:table-cell>
          <table:table-cell table:formula="of:=HEX2BIN([.B160];8)" office:value-type="string" office:string-value="10100000" calcext:value-type="string">
            <text:p>10100000</text:p>
          </table:table-cell>
          <table:table-cell table:formula="of:=SUBSTITUTE(SUBSTITUTE([.C160];&quot;0&quot;;&quot;F&quot;);&quot;1&quot;;&quot;T&quot;)" office:value-type="string" office:string-value="TFTFFFFF" calcext:value-type="string">
            <text:p>TFTFFFFF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1])" office:value-type="string" office:string-value="A1" calcext:value-type="string">
            <text:p>A1</text:p>
          </table:table-cell>
          <table:table-cell table:formula="of:=HEX2BIN([.B161];8)" office:value-type="string" office:string-value="10100001" calcext:value-type="string">
            <text:p>10100001</text:p>
          </table:table-cell>
          <table:table-cell table:formula="of:=SUBSTITUTE(SUBSTITUTE([.C161];&quot;0&quot;;&quot;F&quot;);&quot;1&quot;;&quot;T&quot;)" office:value-type="string" office:string-value="TFTFFFFT" calcext:value-type="string">
            <text:p>TFTFFFF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2])" office:value-type="string" office:string-value="A2" calcext:value-type="string">
            <text:p>A2</text:p>
          </table:table-cell>
          <table:table-cell table:formula="of:=HEX2BIN([.B162];8)" office:value-type="string" office:string-value="10100010" calcext:value-type="string">
            <text:p>10100010</text:p>
          </table:table-cell>
          <table:table-cell table:formula="of:=SUBSTITUTE(SUBSTITUTE([.C162];&quot;0&quot;;&quot;F&quot;);&quot;1&quot;;&quot;T&quot;)" office:value-type="string" office:string-value="TFTFFFTF" calcext:value-type="string">
            <text:p>TFTFFFTF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3])" office:value-type="string" office:string-value="A3" calcext:value-type="string">
            <text:p>A3</text:p>
          </table:table-cell>
          <table:table-cell table:formula="of:=HEX2BIN([.B163];8)" office:value-type="string" office:string-value="10100011" calcext:value-type="string">
            <text:p>10100011</text:p>
          </table:table-cell>
          <table:table-cell table:formula="of:=SUBSTITUTE(SUBSTITUTE([.C163];&quot;0&quot;;&quot;F&quot;);&quot;1&quot;;&quot;T&quot;)" office:value-type="string" office:string-value="TFTFFFTT" calcext:value-type="string">
            <text:p>TFTFFFTT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4])" office:value-type="string" office:string-value="A4" calcext:value-type="string">
            <text:p>A4</text:p>
          </table:table-cell>
          <table:table-cell table:formula="of:=HEX2BIN([.B164];8)" office:value-type="string" office:string-value="10100100" calcext:value-type="string">
            <text:p>10100100</text:p>
          </table:table-cell>
          <table:table-cell table:formula="of:=SUBSTITUTE(SUBSTITUTE([.C164];&quot;0&quot;;&quot;F&quot;);&quot;1&quot;;&quot;T&quot;)" office:value-type="string" office:string-value="TFTFFTFF" calcext:value-type="string">
            <text:p>TFTFFTFF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5])" office:value-type="string" office:string-value="A5" calcext:value-type="string">
            <text:p>A5</text:p>
          </table:table-cell>
          <table:table-cell table:formula="of:=HEX2BIN([.B165];8)" office:value-type="string" office:string-value="10100101" calcext:value-type="string">
            <text:p>10100101</text:p>
          </table:table-cell>
          <table:table-cell table:formula="of:=SUBSTITUTE(SUBSTITUTE([.C165];&quot;0&quot;;&quot;F&quot;);&quot;1&quot;;&quot;T&quot;)" office:value-type="string" office:string-value="TFTFFTFT" calcext:value-type="string">
            <text:p>TFTFFTFT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6])" office:value-type="string" office:string-value="A6" calcext:value-type="string">
            <text:p>A6</text:p>
          </table:table-cell>
          <table:table-cell table:formula="of:=HEX2BIN([.B166];8)" office:value-type="string" office:string-value="10100110" calcext:value-type="string">
            <text:p>10100110</text:p>
          </table:table-cell>
          <table:table-cell table:formula="of:=SUBSTITUTE(SUBSTITUTE([.C166];&quot;0&quot;;&quot;F&quot;);&quot;1&quot;;&quot;T&quot;)" office:value-type="string" office:string-value="TFTFFTTF" calcext:value-type="string">
            <text:p>TFTFFTTF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7])" office:value-type="string" office:string-value="A7" calcext:value-type="string">
            <text:p>A7</text:p>
          </table:table-cell>
          <table:table-cell table:formula="of:=HEX2BIN([.B167];8)" office:value-type="string" office:string-value="10100111" calcext:value-type="string">
            <text:p>10100111</text:p>
          </table:table-cell>
          <table:table-cell table:formula="of:=SUBSTITUTE(SUBSTITUTE([.C167];&quot;0&quot;;&quot;F&quot;);&quot;1&quot;;&quot;T&quot;)" office:value-type="string" office:string-value="TFTFFTTT" calcext:value-type="string">
            <text:p>TFTFFTT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68])" office:value-type="string" office:string-value="A8" calcext:value-type="string">
            <text:p>A8</text:p>
          </table:table-cell>
          <table:table-cell table:formula="of:=HEX2BIN([.B168];8)" office:value-type="string" office:string-value="10101000" calcext:value-type="string">
            <text:p>10101000</text:p>
          </table:table-cell>
          <table:table-cell table:formula="of:=SUBSTITUTE(SUBSTITUTE([.C168];&quot;0&quot;;&quot;F&quot;);&quot;1&quot;;&quot;T&quot;)" office:value-type="string" office:string-value="TFTFTFFF" calcext:value-type="string">
            <text:p>TFTFTFFF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69])" office:value-type="string" office:string-value="A9" calcext:value-type="string">
            <text:p>A9</text:p>
          </table:table-cell>
          <table:table-cell table:formula="of:=HEX2BIN([.B169];8)" office:value-type="string" office:string-value="10101001" calcext:value-type="string">
            <text:p>10101001</text:p>
          </table:table-cell>
          <table:table-cell table:formula="of:=SUBSTITUTE(SUBSTITUTE([.C169];&quot;0&quot;;&quot;F&quot;);&quot;1&quot;;&quot;T&quot;)" office:value-type="string" office:string-value="TFTFTFFT" calcext:value-type="string">
            <text:p>TFTFTFF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0])" office:value-type="string" office:string-value="AA" calcext:value-type="string">
            <text:p>AA</text:p>
          </table:table-cell>
          <table:table-cell table:formula="of:=HEX2BIN([.B170];8)" office:value-type="string" office:string-value="10101010" calcext:value-type="string">
            <text:p>10101010</text:p>
          </table:table-cell>
          <table:table-cell table:formula="of:=SUBSTITUTE(SUBSTITUTE([.C170];&quot;0&quot;;&quot;F&quot;);&quot;1&quot;;&quot;T&quot;)" office:value-type="string" office:string-value="TFTFTFTF" calcext:value-type="string">
            <text:p>TFTFTFTF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1])" office:value-type="string" office:string-value="AB" calcext:value-type="string">
            <text:p>AB</text:p>
          </table:table-cell>
          <table:table-cell table:formula="of:=HEX2BIN([.B171];8)" office:value-type="string" office:string-value="10101011" calcext:value-type="string">
            <text:p>10101011</text:p>
          </table:table-cell>
          <table:table-cell table:formula="of:=SUBSTITUTE(SUBSTITUTE([.C171];&quot;0&quot;;&quot;F&quot;);&quot;1&quot;;&quot;T&quot;)" office:value-type="string" office:string-value="TFTFTFTT" calcext:value-type="string">
            <text:p>TFTFTFTT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2])" office:value-type="string" office:string-value="AC" calcext:value-type="string">
            <text:p>AC</text:p>
          </table:table-cell>
          <table:table-cell table:formula="of:=HEX2BIN([.B172];8)" office:value-type="string" office:string-value="10101100" calcext:value-type="string">
            <text:p>10101100</text:p>
          </table:table-cell>
          <table:table-cell table:formula="of:=SUBSTITUTE(SUBSTITUTE([.C172];&quot;0&quot;;&quot;F&quot;);&quot;1&quot;;&quot;T&quot;)" office:value-type="string" office:string-value="TFTFTTFF" calcext:value-type="string">
            <text:p>TFTFTTFF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3])" office:value-type="string" office:string-value="AD" calcext:value-type="string">
            <text:p>AD</text:p>
          </table:table-cell>
          <table:table-cell table:formula="of:=HEX2BIN([.B173];8)" office:value-type="string" office:string-value="10101101" calcext:value-type="string">
            <text:p>10101101</text:p>
          </table:table-cell>
          <table:table-cell table:formula="of:=SUBSTITUTE(SUBSTITUTE([.C173];&quot;0&quot;;&quot;F&quot;);&quot;1&quot;;&quot;T&quot;)" office:value-type="string" office:string-value="TFTFTTFT" calcext:value-type="string">
            <text:p>TFTFTTFT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4])" office:value-type="string" office:string-value="AE" calcext:value-type="string">
            <text:p>AE</text:p>
          </table:table-cell>
          <table:table-cell table:formula="of:=HEX2BIN([.B174];8)" office:value-type="string" office:string-value="10101110" calcext:value-type="string">
            <text:p>10101110</text:p>
          </table:table-cell>
          <table:table-cell table:formula="of:=SUBSTITUTE(SUBSTITUTE([.C174];&quot;0&quot;;&quot;F&quot;);&quot;1&quot;;&quot;T&quot;)" office:value-type="string" office:string-value="TFTFTTTF" calcext:value-type="string">
            <text:p>TFTFTTTF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5])" office:value-type="string" office:string-value="AF" calcext:value-type="string">
            <text:p>AF</text:p>
          </table:table-cell>
          <table:table-cell table:formula="of:=HEX2BIN([.B175];8)" office:value-type="string" office:string-value="10101111" calcext:value-type="string">
            <text:p>10101111</text:p>
          </table:table-cell>
          <table:table-cell table:formula="of:=SUBSTITUTE(SUBSTITUTE([.C175];&quot;0&quot;;&quot;F&quot;);&quot;1&quot;;&quot;T&quot;)" office:value-type="string" office:string-value="TFTFTTTT" calcext:value-type="string">
            <text:p>TFTFTTT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6])" office:value-type="string" office:string-value="B0" calcext:value-type="string">
            <text:p>B0</text:p>
          </table:table-cell>
          <table:table-cell table:formula="of:=HEX2BIN([.B176];8)" office:value-type="string" office:string-value="10110000" calcext:value-type="string">
            <text:p>10110000</text:p>
          </table:table-cell>
          <table:table-cell table:formula="of:=SUBSTITUTE(SUBSTITUTE([.C176];&quot;0&quot;;&quot;F&quot;);&quot;1&quot;;&quot;T&quot;)" office:value-type="string" office:string-value="TFTTFFFF" calcext:value-type="string">
            <text:p>TFTTFFFF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7])" office:value-type="string" office:string-value="B1" calcext:value-type="string">
            <text:p>B1</text:p>
          </table:table-cell>
          <table:table-cell table:formula="of:=HEX2BIN([.B177];8)" office:value-type="string" office:string-value="10110001" calcext:value-type="string">
            <text:p>10110001</text:p>
          </table:table-cell>
          <table:table-cell table:formula="of:=SUBSTITUTE(SUBSTITUTE([.C177];&quot;0&quot;;&quot;F&quot;);&quot;1&quot;;&quot;T&quot;)" office:value-type="string" office:string-value="TFTTFFFT" calcext:value-type="string">
            <text:p>TFTTFFFT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78])" office:value-type="string" office:string-value="B2" calcext:value-type="string">
            <text:p>B2</text:p>
          </table:table-cell>
          <table:table-cell table:formula="of:=HEX2BIN([.B178];8)" office:value-type="string" office:string-value="10110010" calcext:value-type="string">
            <text:p>10110010</text:p>
          </table:table-cell>
          <table:table-cell table:formula="of:=SUBSTITUTE(SUBSTITUTE([.C178];&quot;0&quot;;&quot;F&quot;);&quot;1&quot;;&quot;T&quot;)" office:value-type="string" office:string-value="TFTTFFTF" calcext:value-type="string">
            <text:p>TFTTFFTF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79])" office:value-type="string" office:string-value="B3" calcext:value-type="string">
            <text:p>B3</text:p>
          </table:table-cell>
          <table:table-cell table:formula="of:=HEX2BIN([.B179];8)" office:value-type="string" office:string-value="10110011" calcext:value-type="string">
            <text:p>10110011</text:p>
          </table:table-cell>
          <table:table-cell table:formula="of:=SUBSTITUTE(SUBSTITUTE([.C179];&quot;0&quot;;&quot;F&quot;);&quot;1&quot;;&quot;T&quot;)" office:value-type="string" office:string-value="TFTTFFTT" calcext:value-type="string">
            <text:p>TFTTFFT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0])" office:value-type="string" office:string-value="B4" calcext:value-type="string">
            <text:p>B4</text:p>
          </table:table-cell>
          <table:table-cell table:formula="of:=HEX2BIN([.B180];8)" office:value-type="string" office:string-value="10110100" calcext:value-type="string">
            <text:p>10110100</text:p>
          </table:table-cell>
          <table:table-cell table:formula="of:=SUBSTITUTE(SUBSTITUTE([.C180];&quot;0&quot;;&quot;F&quot;);&quot;1&quot;;&quot;T&quot;)" office:value-type="string" office:string-value="TFTTFTFF" calcext:value-type="string">
            <text:p>TFTTFTFF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1])" office:value-type="string" office:string-value="B5" calcext:value-type="string">
            <text:p>B5</text:p>
          </table:table-cell>
          <table:table-cell table:formula="of:=HEX2BIN([.B181];8)" office:value-type="string" office:string-value="10110101" calcext:value-type="string">
            <text:p>10110101</text:p>
          </table:table-cell>
          <table:table-cell table:formula="of:=SUBSTITUTE(SUBSTITUTE([.C181];&quot;0&quot;;&quot;F&quot;);&quot;1&quot;;&quot;T&quot;)" office:value-type="string" office:string-value="TFTTFTFT" calcext:value-type="string">
            <text:p>TFTTFTFT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2])" office:value-type="string" office:string-value="B6" calcext:value-type="string">
            <text:p>B6</text:p>
          </table:table-cell>
          <table:table-cell table:formula="of:=HEX2BIN([.B182];8)" office:value-type="string" office:string-value="10110110" calcext:value-type="string">
            <text:p>10110110</text:p>
          </table:table-cell>
          <table:table-cell table:formula="of:=SUBSTITUTE(SUBSTITUTE([.C182];&quot;0&quot;;&quot;F&quot;);&quot;1&quot;;&quot;T&quot;)" office:value-type="string" office:string-value="TFTTFTTF" calcext:value-type="string">
            <text:p>TFTTFTTF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3])" office:value-type="string" office:string-value="B7" calcext:value-type="string">
            <text:p>B7</text:p>
          </table:table-cell>
          <table:table-cell table:formula="of:=HEX2BIN([.B183];8)" office:value-type="string" office:string-value="10110111" calcext:value-type="string">
            <text:p>10110111</text:p>
          </table:table-cell>
          <table:table-cell table:formula="of:=SUBSTITUTE(SUBSTITUTE([.C183];&quot;0&quot;;&quot;F&quot;);&quot;1&quot;;&quot;T&quot;)" office:value-type="string" office:string-value="TFTTFTTT" calcext:value-type="string">
            <text:p>TFTTFTTT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4])" office:value-type="string" office:string-value="B8" calcext:value-type="string">
            <text:p>B8</text:p>
          </table:table-cell>
          <table:table-cell table:formula="of:=HEX2BIN([.B184];8)" office:value-type="string" office:string-value="10111000" calcext:value-type="string">
            <text:p>10111000</text:p>
          </table:table-cell>
          <table:table-cell table:formula="of:=SUBSTITUTE(SUBSTITUTE([.C184];&quot;0&quot;;&quot;F&quot;);&quot;1&quot;;&quot;T&quot;)" office:value-type="string" office:string-value="TFTTTFFF" calcext:value-type="string">
            <text:p>TFTTTFFF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5])" office:value-type="string" office:string-value="B9" calcext:value-type="string">
            <text:p>B9</text:p>
          </table:table-cell>
          <table:table-cell table:formula="of:=HEX2BIN([.B185];8)" office:value-type="string" office:string-value="10111001" calcext:value-type="string">
            <text:p>10111001</text:p>
          </table:table-cell>
          <table:table-cell table:formula="of:=SUBSTITUTE(SUBSTITUTE([.C185];&quot;0&quot;;&quot;F&quot;);&quot;1&quot;;&quot;T&quot;)" office:value-type="string" office:string-value="TFTTTFFT" calcext:value-type="string">
            <text:p>TFTTTFFT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6])" office:value-type="string" office:string-value="BA" calcext:value-type="string">
            <text:p>BA</text:p>
          </table:table-cell>
          <table:table-cell table:formula="of:=HEX2BIN([.B186];8)" office:value-type="string" office:string-value="10111010" calcext:value-type="string">
            <text:p>10111010</text:p>
          </table:table-cell>
          <table:table-cell table:formula="of:=SUBSTITUTE(SUBSTITUTE([.C186];&quot;0&quot;;&quot;F&quot;);&quot;1&quot;;&quot;T&quot;)" office:value-type="string" office:string-value="TFTTTFTF" calcext:value-type="string">
            <text:p>TFTTTFTF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7])" office:value-type="string" office:string-value="BB" calcext:value-type="string">
            <text:p>BB</text:p>
          </table:table-cell>
          <table:table-cell table:formula="of:=HEX2BIN([.B187];8)" office:value-type="string" office:string-value="10111011" calcext:value-type="string">
            <text:p>10111011</text:p>
          </table:table-cell>
          <table:table-cell table:formula="of:=SUBSTITUTE(SUBSTITUTE([.C187];&quot;0&quot;;&quot;F&quot;);&quot;1&quot;;&quot;T&quot;)" office:value-type="string" office:string-value="TFTTTFTT" calcext:value-type="string">
            <text:p>TFTTTFTT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88])" office:value-type="string" office:string-value="BC" calcext:value-type="string">
            <text:p>BC</text:p>
          </table:table-cell>
          <table:table-cell table:formula="of:=HEX2BIN([.B188];8)" office:value-type="string" office:string-value="10111100" calcext:value-type="string">
            <text:p>10111100</text:p>
          </table:table-cell>
          <table:table-cell table:formula="of:=SUBSTITUTE(SUBSTITUTE([.C188];&quot;0&quot;;&quot;F&quot;);&quot;1&quot;;&quot;T&quot;)" office:value-type="string" office:string-value="TFTTTTFF" calcext:value-type="string">
            <text:p>TFTTTTFF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89])" office:value-type="string" office:string-value="BD" calcext:value-type="string">
            <text:p>BD</text:p>
          </table:table-cell>
          <table:table-cell table:formula="of:=HEX2BIN([.B189];8)" office:value-type="string" office:string-value="10111101" calcext:value-type="string">
            <text:p>10111101</text:p>
          </table:table-cell>
          <table:table-cell table:formula="of:=SUBSTITUTE(SUBSTITUTE([.C189];&quot;0&quot;;&quot;F&quot;);&quot;1&quot;;&quot;T&quot;)" office:value-type="string" office:string-value="TFTTTTFT" calcext:value-type="string">
            <text:p>TFTTTTFT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0])" office:value-type="string" office:string-value="BE" calcext:value-type="string">
            <text:p>BE</text:p>
          </table:table-cell>
          <table:table-cell table:formula="of:=HEX2BIN([.B190];8)" office:value-type="string" office:string-value="10111110" calcext:value-type="string">
            <text:p>10111110</text:p>
          </table:table-cell>
          <table:table-cell table:formula="of:=SUBSTITUTE(SUBSTITUTE([.C190];&quot;0&quot;;&quot;F&quot;);&quot;1&quot;;&quot;T&quot;)" office:value-type="string" office:string-value="TFTTTTTF" calcext:value-type="string">
            <text:p>TFTTTTTF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1])" office:value-type="string" office:string-value="BF" calcext:value-type="string">
            <text:p>BF</text:p>
          </table:table-cell>
          <table:table-cell table:formula="of:=HEX2BIN([.B191];8)" office:value-type="string" office:string-value="10111111" calcext:value-type="string">
            <text:p>10111111</text:p>
          </table:table-cell>
          <table:table-cell table:formula="of:=SUBSTITUTE(SUBSTITUTE([.C191];&quot;0&quot;;&quot;F&quot;);&quot;1&quot;;&quot;T&quot;)" office:value-type="string" office:string-value="TFTTTTTT" calcext:value-type="string">
            <text:p>TFTTTTTT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2])" office:value-type="string" office:string-value="C0" calcext:value-type="string">
            <text:p>C0</text:p>
          </table:table-cell>
          <table:table-cell table:formula="of:=HEX2BIN([.B192];8)" office:value-type="string" office:string-value="11000000" calcext:value-type="string">
            <text:p>11000000</text:p>
          </table:table-cell>
          <table:table-cell table:formula="of:=SUBSTITUTE(SUBSTITUTE([.C192];&quot;0&quot;;&quot;F&quot;);&quot;1&quot;;&quot;T&quot;)" office:value-type="string" office:string-value="TTFFFFFF" calcext:value-type="string">
            <text:p>TTFFFFFF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3])" office:value-type="string" office:string-value="C1" calcext:value-type="string">
            <text:p>C1</text:p>
          </table:table-cell>
          <table:table-cell table:formula="of:=HEX2BIN([.B193];8)" office:value-type="string" office:string-value="11000001" calcext:value-type="string">
            <text:p>11000001</text:p>
          </table:table-cell>
          <table:table-cell table:formula="of:=SUBSTITUTE(SUBSTITUTE([.C193];&quot;0&quot;;&quot;F&quot;);&quot;1&quot;;&quot;T&quot;)" office:value-type="string" office:string-value="TTFFFFFT" calcext:value-type="string">
            <text:p>TTFFFFFT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4])" office:value-type="string" office:string-value="C2" calcext:value-type="string">
            <text:p>C2</text:p>
          </table:table-cell>
          <table:table-cell table:formula="of:=HEX2BIN([.B194];8)" office:value-type="string" office:string-value="11000010" calcext:value-type="string">
            <text:p>11000010</text:p>
          </table:table-cell>
          <table:table-cell table:formula="of:=SUBSTITUTE(SUBSTITUTE([.C194];&quot;0&quot;;&quot;F&quot;);&quot;1&quot;;&quot;T&quot;)" office:value-type="string" office:string-value="TTFFFFTF" calcext:value-type="string">
            <text:p>TTFFFFTF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5])" office:value-type="string" office:string-value="C3" calcext:value-type="string">
            <text:p>C3</text:p>
          </table:table-cell>
          <table:table-cell table:formula="of:=HEX2BIN([.B195];8)" office:value-type="string" office:string-value="11000011" calcext:value-type="string">
            <text:p>11000011</text:p>
          </table:table-cell>
          <table:table-cell table:formula="of:=SUBSTITUTE(SUBSTITUTE([.C195];&quot;0&quot;;&quot;F&quot;);&quot;1&quot;;&quot;T&quot;)" office:value-type="string" office:string-value="TTFFFFTT" calcext:value-type="string">
            <text:p>TTFFFFTT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6])" office:value-type="string" office:string-value="C4" calcext:value-type="string">
            <text:p>C4</text:p>
          </table:table-cell>
          <table:table-cell table:formula="of:=HEX2BIN([.B196];8)" office:value-type="string" office:string-value="11000100" calcext:value-type="string">
            <text:p>11000100</text:p>
          </table:table-cell>
          <table:table-cell table:formula="of:=SUBSTITUTE(SUBSTITUTE([.C196];&quot;0&quot;;&quot;F&quot;);&quot;1&quot;;&quot;T&quot;)" office:value-type="string" office:string-value="TTFFFTFF" calcext:value-type="string">
            <text:p>TTFFFTFF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7])" office:value-type="string" office:string-value="C5" calcext:value-type="string">
            <text:p>C5</text:p>
          </table:table-cell>
          <table:table-cell table:formula="of:=HEX2BIN([.B197];8)" office:value-type="string" office:string-value="11000101" calcext:value-type="string">
            <text:p>11000101</text:p>
          </table:table-cell>
          <table:table-cell table:formula="of:=SUBSTITUTE(SUBSTITUTE([.C197];&quot;0&quot;;&quot;F&quot;);&quot;1&quot;;&quot;T&quot;)" office:value-type="string" office:string-value="TTFFFTFT" calcext:value-type="string">
            <text:p>TTFFFTFT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198])" office:value-type="string" office:string-value="C6" calcext:value-type="string">
            <text:p>C6</text:p>
          </table:table-cell>
          <table:table-cell table:formula="of:=HEX2BIN([.B198];8)" office:value-type="string" office:string-value="11000110" calcext:value-type="string">
            <text:p>11000110</text:p>
          </table:table-cell>
          <table:table-cell table:formula="of:=SUBSTITUTE(SUBSTITUTE([.C198];&quot;0&quot;;&quot;F&quot;);&quot;1&quot;;&quot;T&quot;)" office:value-type="string" office:string-value="TTFFFTTF" calcext:value-type="string">
            <text:p>TTFFFTTF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199])" office:value-type="string" office:string-value="C7" calcext:value-type="string">
            <text:p>C7</text:p>
          </table:table-cell>
          <table:table-cell table:formula="of:=HEX2BIN([.B199];8)" office:value-type="string" office:string-value="11000111" calcext:value-type="string">
            <text:p>11000111</text:p>
          </table:table-cell>
          <table:table-cell table:formula="of:=SUBSTITUTE(SUBSTITUTE([.C199];&quot;0&quot;;&quot;F&quot;);&quot;1&quot;;&quot;T&quot;)" office:value-type="string" office:string-value="TTFFFTTT" calcext:value-type="string">
            <text:p>TTFFFTTT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0])" office:value-type="string" office:string-value="C8" calcext:value-type="string">
            <text:p>C8</text:p>
          </table:table-cell>
          <table:table-cell table:formula="of:=HEX2BIN([.B200];8)" office:value-type="string" office:string-value="11001000" calcext:value-type="string">
            <text:p>11001000</text:p>
          </table:table-cell>
          <table:table-cell table:formula="of:=SUBSTITUTE(SUBSTITUTE([.C200];&quot;0&quot;;&quot;F&quot;);&quot;1&quot;;&quot;T&quot;)" office:value-type="string" office:string-value="TTFFTFFF" calcext:value-type="string">
            <text:p>TTFFTFFF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1])" office:value-type="string" office:string-value="C9" calcext:value-type="string">
            <text:p>C9</text:p>
          </table:table-cell>
          <table:table-cell table:formula="of:=HEX2BIN([.B201];8)" office:value-type="string" office:string-value="11001001" calcext:value-type="string">
            <text:p>11001001</text:p>
          </table:table-cell>
          <table:table-cell table:formula="of:=SUBSTITUTE(SUBSTITUTE([.C201];&quot;0&quot;;&quot;F&quot;);&quot;1&quot;;&quot;T&quot;)" office:value-type="string" office:string-value="TTFFTFFT" calcext:value-type="string">
            <text:p>TTFFTFFT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2])" office:value-type="string" office:string-value="CA" calcext:value-type="string">
            <text:p>CA</text:p>
          </table:table-cell>
          <table:table-cell table:formula="of:=HEX2BIN([.B202];8)" office:value-type="string" office:string-value="11001010" calcext:value-type="string">
            <text:p>11001010</text:p>
          </table:table-cell>
          <table:table-cell table:formula="of:=SUBSTITUTE(SUBSTITUTE([.C202];&quot;0&quot;;&quot;F&quot;);&quot;1&quot;;&quot;T&quot;)" office:value-type="string" office:string-value="TTFFTFTF" calcext:value-type="string">
            <text:p>TTFFTFTF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3])" office:value-type="string" office:string-value="CB" calcext:value-type="string">
            <text:p>CB</text:p>
          </table:table-cell>
          <table:table-cell table:formula="of:=HEX2BIN([.B203];8)" office:value-type="string" office:string-value="11001011" calcext:value-type="string">
            <text:p>11001011</text:p>
          </table:table-cell>
          <table:table-cell table:formula="of:=SUBSTITUTE(SUBSTITUTE([.C203];&quot;0&quot;;&quot;F&quot;);&quot;1&quot;;&quot;T&quot;)" office:value-type="string" office:string-value="TTFFTFTT" calcext:value-type="string">
            <text:p>TTFFTFTT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4])" office:value-type="string" office:string-value="CC" calcext:value-type="string">
            <text:p>CC</text:p>
          </table:table-cell>
          <table:table-cell table:formula="of:=HEX2BIN([.B204];8)" office:value-type="string" office:string-value="11001100" calcext:value-type="string">
            <text:p>11001100</text:p>
          </table:table-cell>
          <table:table-cell table:formula="of:=SUBSTITUTE(SUBSTITUTE([.C204];&quot;0&quot;;&quot;F&quot;);&quot;1&quot;;&quot;T&quot;)" office:value-type="string" office:string-value="TTFFTTFF" calcext:value-type="string">
            <text:p>TTFFTTFF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5])" office:value-type="string" office:string-value="CD" calcext:value-type="string">
            <text:p>CD</text:p>
          </table:table-cell>
          <table:table-cell table:formula="of:=HEX2BIN([.B205];8)" office:value-type="string" office:string-value="11001101" calcext:value-type="string">
            <text:p>11001101</text:p>
          </table:table-cell>
          <table:table-cell table:formula="of:=SUBSTITUTE(SUBSTITUTE([.C205];&quot;0&quot;;&quot;F&quot;);&quot;1&quot;;&quot;T&quot;)" office:value-type="string" office:string-value="TTFFTTFT" calcext:value-type="string">
            <text:p>TTFFTTFT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6])" office:value-type="string" office:string-value="CE" calcext:value-type="string">
            <text:p>CE</text:p>
          </table:table-cell>
          <table:table-cell table:formula="of:=HEX2BIN([.B206];8)" office:value-type="string" office:string-value="11001110" calcext:value-type="string">
            <text:p>11001110</text:p>
          </table:table-cell>
          <table:table-cell table:formula="of:=SUBSTITUTE(SUBSTITUTE([.C206];&quot;0&quot;;&quot;F&quot;);&quot;1&quot;;&quot;T&quot;)" office:value-type="string" office:string-value="TTFFTTTF" calcext:value-type="string">
            <text:p>TTFFTTTF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7])" office:value-type="string" office:string-value="CF" calcext:value-type="string">
            <text:p>CF</text:p>
          </table:table-cell>
          <table:table-cell table:formula="of:=HEX2BIN([.B207];8)" office:value-type="string" office:string-value="11001111" calcext:value-type="string">
            <text:p>11001111</text:p>
          </table:table-cell>
          <table:table-cell table:formula="of:=SUBSTITUTE(SUBSTITUTE([.C207];&quot;0&quot;;&quot;F&quot;);&quot;1&quot;;&quot;T&quot;)" office:value-type="string" office:string-value="TTFFTTTT" calcext:value-type="string">
            <text:p>TTFFTTTT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08])" office:value-type="string" office:string-value="D0" calcext:value-type="string">
            <text:p>D0</text:p>
          </table:table-cell>
          <table:table-cell table:formula="of:=HEX2BIN([.B208];8)" office:value-type="string" office:string-value="11010000" calcext:value-type="string">
            <text:p>11010000</text:p>
          </table:table-cell>
          <table:table-cell table:formula="of:=SUBSTITUTE(SUBSTITUTE([.C208];&quot;0&quot;;&quot;F&quot;);&quot;1&quot;;&quot;T&quot;)" office:value-type="string" office:string-value="TTFTFFFF" calcext:value-type="string">
            <text:p>TTFTFFFF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09])" office:value-type="string" office:string-value="D1" calcext:value-type="string">
            <text:p>D1</text:p>
          </table:table-cell>
          <table:table-cell table:formula="of:=HEX2BIN([.B209];8)" office:value-type="string" office:string-value="11010001" calcext:value-type="string">
            <text:p>11010001</text:p>
          </table:table-cell>
          <table:table-cell table:formula="of:=SUBSTITUTE(SUBSTITUTE([.C209];&quot;0&quot;;&quot;F&quot;);&quot;1&quot;;&quot;T&quot;)" office:value-type="string" office:string-value="TTFTFFFT" calcext:value-type="string">
            <text:p>TTFTFFF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0])" office:value-type="string" office:string-value="D2" calcext:value-type="string">
            <text:p>D2</text:p>
          </table:table-cell>
          <table:table-cell table:formula="of:=HEX2BIN([.B210];8)" office:value-type="string" office:string-value="11010010" calcext:value-type="string">
            <text:p>11010010</text:p>
          </table:table-cell>
          <table:table-cell table:formula="of:=SUBSTITUTE(SUBSTITUTE([.C210];&quot;0&quot;;&quot;F&quot;);&quot;1&quot;;&quot;T&quot;)" office:value-type="string" office:string-value="TTFTFFTF" calcext:value-type="string">
            <text:p>TTFTFFTF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1])" office:value-type="string" office:string-value="D3" calcext:value-type="string">
            <text:p>D3</text:p>
          </table:table-cell>
          <table:table-cell table:formula="of:=HEX2BIN([.B211];8)" office:value-type="string" office:string-value="11010011" calcext:value-type="string">
            <text:p>11010011</text:p>
          </table:table-cell>
          <table:table-cell table:formula="of:=SUBSTITUTE(SUBSTITUTE([.C211];&quot;0&quot;;&quot;F&quot;);&quot;1&quot;;&quot;T&quot;)" office:value-type="string" office:string-value="TTFTFFTT" calcext:value-type="string">
            <text:p>TTFTFFT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2])" office:value-type="string" office:string-value="D4" calcext:value-type="string">
            <text:p>D4</text:p>
          </table:table-cell>
          <table:table-cell table:formula="of:=HEX2BIN([.B212];8)" office:value-type="string" office:string-value="11010100" calcext:value-type="string">
            <text:p>11010100</text:p>
          </table:table-cell>
          <table:table-cell table:formula="of:=SUBSTITUTE(SUBSTITUTE([.C212];&quot;0&quot;;&quot;F&quot;);&quot;1&quot;;&quot;T&quot;)" office:value-type="string" office:string-value="TTFTFTFF" calcext:value-type="string">
            <text:p>TTFTFTFF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3])" office:value-type="string" office:string-value="D5" calcext:value-type="string">
            <text:p>D5</text:p>
          </table:table-cell>
          <table:table-cell table:formula="of:=HEX2BIN([.B213];8)" office:value-type="string" office:string-value="11010101" calcext:value-type="string">
            <text:p>11010101</text:p>
          </table:table-cell>
          <table:table-cell table:formula="of:=SUBSTITUTE(SUBSTITUTE([.C213];&quot;0&quot;;&quot;F&quot;);&quot;1&quot;;&quot;T&quot;)" office:value-type="string" office:string-value="TTFTFTFT" calcext:value-type="string">
            <text:p>TTFTFTFT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4])" office:value-type="string" office:string-value="D6" calcext:value-type="string">
            <text:p>D6</text:p>
          </table:table-cell>
          <table:table-cell table:formula="of:=HEX2BIN([.B214];8)" office:value-type="string" office:string-value="11010110" calcext:value-type="string">
            <text:p>11010110</text:p>
          </table:table-cell>
          <table:table-cell table:formula="of:=SUBSTITUTE(SUBSTITUTE([.C214];&quot;0&quot;;&quot;F&quot;);&quot;1&quot;;&quot;T&quot;)" office:value-type="string" office:string-value="TTFTFTTF" calcext:value-type="string">
            <text:p>TTFTFTTF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5])" office:value-type="string" office:string-value="D7" calcext:value-type="string">
            <text:p>D7</text:p>
          </table:table-cell>
          <table:table-cell table:formula="of:=HEX2BIN([.B215];8)" office:value-type="string" office:string-value="11010111" calcext:value-type="string">
            <text:p>11010111</text:p>
          </table:table-cell>
          <table:table-cell table:formula="of:=SUBSTITUTE(SUBSTITUTE([.C215];&quot;0&quot;;&quot;F&quot;);&quot;1&quot;;&quot;T&quot;)" office:value-type="string" office:string-value="TTFTFTTT" calcext:value-type="string">
            <text:p>TTFTFTT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6])" office:value-type="string" office:string-value="D8" calcext:value-type="string">
            <text:p>D8</text:p>
          </table:table-cell>
          <table:table-cell table:formula="of:=HEX2BIN([.B216];8)" office:value-type="string" office:string-value="11011000" calcext:value-type="string">
            <text:p>11011000</text:p>
          </table:table-cell>
          <table:table-cell table:formula="of:=SUBSTITUTE(SUBSTITUTE([.C216];&quot;0&quot;;&quot;F&quot;);&quot;1&quot;;&quot;T&quot;)" office:value-type="string" office:string-value="TTFTTFFF" calcext:value-type="string">
            <text:p>TTFTTFFF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7])" office:value-type="string" office:string-value="D9" calcext:value-type="string">
            <text:p>D9</text:p>
          </table:table-cell>
          <table:table-cell table:formula="of:=HEX2BIN([.B217];8)" office:value-type="string" office:string-value="11011001" calcext:value-type="string">
            <text:p>11011001</text:p>
          </table:table-cell>
          <table:table-cell table:formula="of:=SUBSTITUTE(SUBSTITUTE([.C217];&quot;0&quot;;&quot;F&quot;);&quot;1&quot;;&quot;T&quot;)" office:value-type="string" office:string-value="TTFTTFFT" calcext:value-type="string">
            <text:p>TTFTTFF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18])" office:value-type="string" office:string-value="DA" calcext:value-type="string">
            <text:p>DA</text:p>
          </table:table-cell>
          <table:table-cell table:formula="of:=HEX2BIN([.B218];8)" office:value-type="string" office:string-value="11011010" calcext:value-type="string">
            <text:p>11011010</text:p>
          </table:table-cell>
          <table:table-cell table:formula="of:=SUBSTITUTE(SUBSTITUTE([.C218];&quot;0&quot;;&quot;F&quot;);&quot;1&quot;;&quot;T&quot;)" office:value-type="string" office:string-value="TTFTTFTF" calcext:value-type="string">
            <text:p>TTFTTFTF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19])" office:value-type="string" office:string-value="DB" calcext:value-type="string">
            <text:p>DB</text:p>
          </table:table-cell>
          <table:table-cell table:formula="of:=HEX2BIN([.B219];8)" office:value-type="string" office:string-value="11011011" calcext:value-type="string">
            <text:p>11011011</text:p>
          </table:table-cell>
          <table:table-cell table:formula="of:=SUBSTITUTE(SUBSTITUTE([.C219];&quot;0&quot;;&quot;F&quot;);&quot;1&quot;;&quot;T&quot;)" office:value-type="string" office:string-value="TTFTTFTT" calcext:value-type="string">
            <text:p>TTFTTFTT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0])" office:value-type="string" office:string-value="DC" calcext:value-type="string">
            <text:p>DC</text:p>
          </table:table-cell>
          <table:table-cell table:formula="of:=HEX2BIN([.B220];8)" office:value-type="string" office:string-value="11011100" calcext:value-type="string">
            <text:p>11011100</text:p>
          </table:table-cell>
          <table:table-cell table:formula="of:=SUBSTITUTE(SUBSTITUTE([.C220];&quot;0&quot;;&quot;F&quot;);&quot;1&quot;;&quot;T&quot;)" office:value-type="string" office:string-value="TTFTTTFF" calcext:value-type="string">
            <text:p>TTFTTTFF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1])" office:value-type="string" office:string-value="DD" calcext:value-type="string">
            <text:p>DD</text:p>
          </table:table-cell>
          <table:table-cell table:formula="of:=HEX2BIN([.B221];8)" office:value-type="string" office:string-value="11011101" calcext:value-type="string">
            <text:p>11011101</text:p>
          </table:table-cell>
          <table:table-cell table:formula="of:=SUBSTITUTE(SUBSTITUTE([.C221];&quot;0&quot;;&quot;F&quot;);&quot;1&quot;;&quot;T&quot;)" office:value-type="string" office:string-value="TTFTTTFT" calcext:value-type="string">
            <text:p>TTFTTTFT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2])" office:value-type="string" office:string-value="DE" calcext:value-type="string">
            <text:p>DE</text:p>
          </table:table-cell>
          <table:table-cell table:formula="of:=HEX2BIN([.B222];8)" office:value-type="string" office:string-value="11011110" calcext:value-type="string">
            <text:p>11011110</text:p>
          </table:table-cell>
          <table:table-cell table:formula="of:=SUBSTITUTE(SUBSTITUTE([.C222];&quot;0&quot;;&quot;F&quot;);&quot;1&quot;;&quot;T&quot;)" office:value-type="string" office:string-value="TTFTTTTF" calcext:value-type="string">
            <text:p>TTFTTTTF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3])" office:value-type="string" office:string-value="DF" calcext:value-type="string">
            <text:p>DF</text:p>
          </table:table-cell>
          <table:table-cell table:formula="of:=HEX2BIN([.B223];8)" office:value-type="string" office:string-value="11011111" calcext:value-type="string">
            <text:p>11011111</text:p>
          </table:table-cell>
          <table:table-cell table:formula="of:=SUBSTITUTE(SUBSTITUTE([.C223];&quot;0&quot;;&quot;F&quot;);&quot;1&quot;;&quot;T&quot;)" office:value-type="string" office:string-value="TTFTTTTT" calcext:value-type="string">
            <text:p>TTFTTTT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4])" office:value-type="string" office:string-value="E0" calcext:value-type="string">
            <text:p>E0</text:p>
          </table:table-cell>
          <table:table-cell table:formula="of:=HEX2BIN([.B224];8)" office:value-type="string" office:string-value="11100000" calcext:value-type="string">
            <text:p>11100000</text:p>
          </table:table-cell>
          <table:table-cell table:formula="of:=SUBSTITUTE(SUBSTITUTE([.C224];&quot;0&quot;;&quot;F&quot;);&quot;1&quot;;&quot;T&quot;)" office:value-type="string" office:string-value="TTTFFFFF" calcext:value-type="string">
            <text:p>TTTFFFFF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5])" office:value-type="string" office:string-value="E1" calcext:value-type="string">
            <text:p>E1</text:p>
          </table:table-cell>
          <table:table-cell table:formula="of:=HEX2BIN([.B225];8)" office:value-type="string" office:string-value="11100001" calcext:value-type="string">
            <text:p>11100001</text:p>
          </table:table-cell>
          <table:table-cell table:formula="of:=SUBSTITUTE(SUBSTITUTE([.C225];&quot;0&quot;;&quot;F&quot;);&quot;1&quot;;&quot;T&quot;)" office:value-type="string" office:string-value="TTTFFFFT" calcext:value-type="string">
            <text:p>TTTFFFF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6])" office:value-type="string" office:string-value="E2" calcext:value-type="string">
            <text:p>E2</text:p>
          </table:table-cell>
          <table:table-cell table:formula="of:=HEX2BIN([.B226];8)" office:value-type="string" office:string-value="11100010" calcext:value-type="string">
            <text:p>11100010</text:p>
          </table:table-cell>
          <table:table-cell table:formula="of:=SUBSTITUTE(SUBSTITUTE([.C226];&quot;0&quot;;&quot;F&quot;);&quot;1&quot;;&quot;T&quot;)" office:value-type="string" office:string-value="TTTFFFTF" calcext:value-type="string">
            <text:p>TTTFFFTF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7])" office:value-type="string" office:string-value="E3" calcext:value-type="string">
            <text:p>E3</text:p>
          </table:table-cell>
          <table:table-cell table:formula="of:=HEX2BIN([.B227];8)" office:value-type="string" office:string-value="11100011" calcext:value-type="string">
            <text:p>11100011</text:p>
          </table:table-cell>
          <table:table-cell table:formula="of:=SUBSTITUTE(SUBSTITUTE([.C227];&quot;0&quot;;&quot;F&quot;);&quot;1&quot;;&quot;T&quot;)" office:value-type="string" office:string-value="TTTFFFTT" calcext:value-type="string">
            <text:p>TTTFFFTT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28])" office:value-type="string" office:string-value="E4" calcext:value-type="string">
            <text:p>E4</text:p>
          </table:table-cell>
          <table:table-cell table:formula="of:=HEX2BIN([.B228];8)" office:value-type="string" office:string-value="11100100" calcext:value-type="string">
            <text:p>11100100</text:p>
          </table:table-cell>
          <table:table-cell table:formula="of:=SUBSTITUTE(SUBSTITUTE([.C228];&quot;0&quot;;&quot;F&quot;);&quot;1&quot;;&quot;T&quot;)" office:value-type="string" office:string-value="TTTFFTFF" calcext:value-type="string">
            <text:p>TTTFFTFF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29])" office:value-type="string" office:string-value="E5" calcext:value-type="string">
            <text:p>E5</text:p>
          </table:table-cell>
          <table:table-cell table:formula="of:=HEX2BIN([.B229];8)" office:value-type="string" office:string-value="11100101" calcext:value-type="string">
            <text:p>11100101</text:p>
          </table:table-cell>
          <table:table-cell table:formula="of:=SUBSTITUTE(SUBSTITUTE([.C229];&quot;0&quot;;&quot;F&quot;);&quot;1&quot;;&quot;T&quot;)" office:value-type="string" office:string-value="TTTFFTFT" calcext:value-type="string">
            <text:p>TTTFFTFT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0])" office:value-type="string" office:string-value="E6" calcext:value-type="string">
            <text:p>E6</text:p>
          </table:table-cell>
          <table:table-cell table:formula="of:=HEX2BIN([.B230];8)" office:value-type="string" office:string-value="11100110" calcext:value-type="string">
            <text:p>11100110</text:p>
          </table:table-cell>
          <table:table-cell table:formula="of:=SUBSTITUTE(SUBSTITUTE([.C230];&quot;0&quot;;&quot;F&quot;);&quot;1&quot;;&quot;T&quot;)" office:value-type="string" office:string-value="TTTFFTTF" calcext:value-type="string">
            <text:p>TTTFFTTF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1])" office:value-type="string" office:string-value="E7" calcext:value-type="string">
            <text:p>E7</text:p>
          </table:table-cell>
          <table:table-cell table:formula="of:=HEX2BIN([.B231];8)" office:value-type="string" office:string-value="11100111" calcext:value-type="string">
            <text:p>11100111</text:p>
          </table:table-cell>
          <table:table-cell table:formula="of:=SUBSTITUTE(SUBSTITUTE([.C231];&quot;0&quot;;&quot;F&quot;);&quot;1&quot;;&quot;T&quot;)" office:value-type="string" office:string-value="TTTFFTTT" calcext:value-type="string">
            <text:p>TTTFFTTT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2])" office:value-type="string" office:string-value="E8" calcext:value-type="string">
            <text:p>E8</text:p>
          </table:table-cell>
          <table:table-cell table:formula="of:=HEX2BIN([.B232];8)" office:value-type="string" office:string-value="11101000" calcext:value-type="string">
            <text:p>11101000</text:p>
          </table:table-cell>
          <table:table-cell table:formula="of:=SUBSTITUTE(SUBSTITUTE([.C232];&quot;0&quot;;&quot;F&quot;);&quot;1&quot;;&quot;T&quot;)" office:value-type="string" office:string-value="TTTFTFFF" calcext:value-type="string">
            <text:p>TTTFTFFF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3])" office:value-type="string" office:string-value="E9" calcext:value-type="string">
            <text:p>E9</text:p>
          </table:table-cell>
          <table:table-cell table:formula="of:=HEX2BIN([.B233];8)" office:value-type="string" office:string-value="11101001" calcext:value-type="string">
            <text:p>11101001</text:p>
          </table:table-cell>
          <table:table-cell table:formula="of:=SUBSTITUTE(SUBSTITUTE([.C233];&quot;0&quot;;&quot;F&quot;);&quot;1&quot;;&quot;T&quot;)" office:value-type="string" office:string-value="TTTFTFFT" calcext:value-type="string">
            <text:p>TTTFTFFT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4])" office:value-type="string" office:string-value="EA" calcext:value-type="string">
            <text:p>EA</text:p>
          </table:table-cell>
          <table:table-cell table:formula="of:=HEX2BIN([.B234];8)" office:value-type="string" office:string-value="11101010" calcext:value-type="string">
            <text:p>11101010</text:p>
          </table:table-cell>
          <table:table-cell table:formula="of:=SUBSTITUTE(SUBSTITUTE([.C234];&quot;0&quot;;&quot;F&quot;);&quot;1&quot;;&quot;T&quot;)" office:value-type="string" office:string-value="TTTFTFTF" calcext:value-type="string">
            <text:p>TTTFTFTF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5])" office:value-type="string" office:string-value="EB" calcext:value-type="string">
            <text:p>EB</text:p>
          </table:table-cell>
          <table:table-cell table:formula="of:=HEX2BIN([.B235];8)" office:value-type="string" office:string-value="11101011" calcext:value-type="string">
            <text:p>11101011</text:p>
          </table:table-cell>
          <table:table-cell table:formula="of:=SUBSTITUTE(SUBSTITUTE([.C235];&quot;0&quot;;&quot;F&quot;);&quot;1&quot;;&quot;T&quot;)" office:value-type="string" office:string-value="TTTFTFTT" calcext:value-type="string">
            <text:p>TTTFTFTT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6])" office:value-type="string" office:string-value="EC" calcext:value-type="string">
            <text:p>EC</text:p>
          </table:table-cell>
          <table:table-cell table:formula="of:=HEX2BIN([.B236];8)" office:value-type="string" office:string-value="11101100" calcext:value-type="string">
            <text:p>11101100</text:p>
          </table:table-cell>
          <table:table-cell table:formula="of:=SUBSTITUTE(SUBSTITUTE([.C236];&quot;0&quot;;&quot;F&quot;);&quot;1&quot;;&quot;T&quot;)" office:value-type="string" office:string-value="TTTFTTFF" calcext:value-type="string">
            <text:p>TTTFTTFF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7])" office:value-type="string" office:string-value="ED" calcext:value-type="string">
            <text:p>ED</text:p>
          </table:table-cell>
          <table:table-cell table:formula="of:=HEX2BIN([.B237];8)" office:value-type="string" office:string-value="11101101" calcext:value-type="string">
            <text:p>11101101</text:p>
          </table:table-cell>
          <table:table-cell table:formula="of:=SUBSTITUTE(SUBSTITUTE([.C237];&quot;0&quot;;&quot;F&quot;);&quot;1&quot;;&quot;T&quot;)" office:value-type="string" office:string-value="TTTFTTFT" calcext:value-type="string">
            <text:p>TTTFTTFT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38])" office:value-type="string" office:string-value="EE" calcext:value-type="string">
            <text:p>EE</text:p>
          </table:table-cell>
          <table:table-cell table:formula="of:=HEX2BIN([.B238];8)" office:value-type="string" office:string-value="11101110" calcext:value-type="string">
            <text:p>11101110</text:p>
          </table:table-cell>
          <table:table-cell table:formula="of:=SUBSTITUTE(SUBSTITUTE([.C238];&quot;0&quot;;&quot;F&quot;);&quot;1&quot;;&quot;T&quot;)" office:value-type="string" office:string-value="TTTFTTTF" calcext:value-type="string">
            <text:p>TTTFTTTF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39])" office:value-type="string" office:string-value="EF" calcext:value-type="string">
            <text:p>EF</text:p>
          </table:table-cell>
          <table:table-cell table:formula="of:=HEX2BIN([.B239];8)" office:value-type="string" office:string-value="11101111" calcext:value-type="string">
            <text:p>11101111</text:p>
          </table:table-cell>
          <table:table-cell table:formula="of:=SUBSTITUTE(SUBSTITUTE([.C239];&quot;0&quot;;&quot;F&quot;);&quot;1&quot;;&quot;T&quot;)" office:value-type="string" office:string-value="TTTFTTTT" calcext:value-type="string">
            <text:p>TTTFTTT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0])" office:value-type="string" office:string-value="F0" calcext:value-type="string">
            <text:p>F0</text:p>
          </table:table-cell>
          <table:table-cell table:formula="of:=HEX2BIN([.B240];8)" office:value-type="string" office:string-value="11110000" calcext:value-type="string">
            <text:p>11110000</text:p>
          </table:table-cell>
          <table:table-cell table:formula="of:=SUBSTITUTE(SUBSTITUTE([.C240];&quot;0&quot;;&quot;F&quot;);&quot;1&quot;;&quot;T&quot;)" office:value-type="string" office:string-value="TTTTFFFF" calcext:value-type="string">
            <text:p>TTTTFFFF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1])" office:value-type="string" office:string-value="F1" calcext:value-type="string">
            <text:p>F1</text:p>
          </table:table-cell>
          <table:table-cell table:formula="of:=HEX2BIN([.B241];8)" office:value-type="string" office:string-value="11110001" calcext:value-type="string">
            <text:p>11110001</text:p>
          </table:table-cell>
          <table:table-cell table:formula="of:=SUBSTITUTE(SUBSTITUTE([.C241];&quot;0&quot;;&quot;F&quot;);&quot;1&quot;;&quot;T&quot;)" office:value-type="string" office:string-value="TTTTFFFT" calcext:value-type="string">
            <text:p>TTTTFFFT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2])" office:value-type="string" office:string-value="F2" calcext:value-type="string">
            <text:p>F2</text:p>
          </table:table-cell>
          <table:table-cell table:formula="of:=HEX2BIN([.B242];8)" office:value-type="string" office:string-value="11110010" calcext:value-type="string">
            <text:p>11110010</text:p>
          </table:table-cell>
          <table:table-cell table:formula="of:=SUBSTITUTE(SUBSTITUTE([.C242];&quot;0&quot;;&quot;F&quot;);&quot;1&quot;;&quot;T&quot;)" office:value-type="string" office:string-value="TTTTFFTF" calcext:value-type="string">
            <text:p>TTTTFFTF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3])" office:value-type="string" office:string-value="F3" calcext:value-type="string">
            <text:p>F3</text:p>
          </table:table-cell>
          <table:table-cell table:formula="of:=HEX2BIN([.B243];8)" office:value-type="string" office:string-value="11110011" calcext:value-type="string">
            <text:p>11110011</text:p>
          </table:table-cell>
          <table:table-cell table:formula="of:=SUBSTITUTE(SUBSTITUTE([.C243];&quot;0&quot;;&quot;F&quot;);&quot;1&quot;;&quot;T&quot;)" office:value-type="string" office:string-value="TTTTFFTT" calcext:value-type="string">
            <text:p>TTTTFFTT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4])" office:value-type="string" office:string-value="F4" calcext:value-type="string">
            <text:p>F4</text:p>
          </table:table-cell>
          <table:table-cell table:formula="of:=HEX2BIN([.B244];8)" office:value-type="string" office:string-value="11110100" calcext:value-type="string">
            <text:p>11110100</text:p>
          </table:table-cell>
          <table:table-cell table:formula="of:=SUBSTITUTE(SUBSTITUTE([.C244];&quot;0&quot;;&quot;F&quot;);&quot;1&quot;;&quot;T&quot;)" office:value-type="string" office:string-value="TTTTFTFF" calcext:value-type="string">
            <text:p>TTTTFTFF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5])" office:value-type="string" office:string-value="F5" calcext:value-type="string">
            <text:p>F5</text:p>
          </table:table-cell>
          <table:table-cell table:formula="of:=HEX2BIN([.B245];8)" office:value-type="string" office:string-value="11110101" calcext:value-type="string">
            <text:p>11110101</text:p>
          </table:table-cell>
          <table:table-cell table:formula="of:=SUBSTITUTE(SUBSTITUTE([.C245];&quot;0&quot;;&quot;F&quot;);&quot;1&quot;;&quot;T&quot;)" office:value-type="string" office:string-value="TTTTFTFT" calcext:value-type="string">
            <text:p>TTTTFTFT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6])" office:value-type="string" office:string-value="F6" calcext:value-type="string">
            <text:p>F6</text:p>
          </table:table-cell>
          <table:table-cell table:formula="of:=HEX2BIN([.B246];8)" office:value-type="string" office:string-value="11110110" calcext:value-type="string">
            <text:p>11110110</text:p>
          </table:table-cell>
          <table:table-cell table:formula="of:=SUBSTITUTE(SUBSTITUTE([.C246];&quot;0&quot;;&quot;F&quot;);&quot;1&quot;;&quot;T&quot;)" office:value-type="string" office:string-value="TTTTFTTF" calcext:value-type="string">
            <text:p>TTTTFTTF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7])" office:value-type="string" office:string-value="F7" calcext:value-type="string">
            <text:p>F7</text:p>
          </table:table-cell>
          <table:table-cell table:formula="of:=HEX2BIN([.B247];8)" office:value-type="string" office:string-value="11110111" calcext:value-type="string">
            <text:p>11110111</text:p>
          </table:table-cell>
          <table:table-cell table:formula="of:=SUBSTITUTE(SUBSTITUTE([.C247];&quot;0&quot;;&quot;F&quot;);&quot;1&quot;;&quot;T&quot;)" office:value-type="string" office:string-value="TTTTFTTT" calcext:value-type="string">
            <text:p>TTTTFTTT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48])" office:value-type="string" office:string-value="F8" calcext:value-type="string">
            <text:p>F8</text:p>
          </table:table-cell>
          <table:table-cell table:formula="of:=HEX2BIN([.B248];8)" office:value-type="string" office:string-value="11111000" calcext:value-type="string">
            <text:p>11111000</text:p>
          </table:table-cell>
          <table:table-cell table:formula="of:=SUBSTITUTE(SUBSTITUTE([.C248];&quot;0&quot;;&quot;F&quot;);&quot;1&quot;;&quot;T&quot;)" office:value-type="string" office:string-value="TTTTTFFF" calcext:value-type="string">
            <text:p>TTTTTFFF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49])" office:value-type="string" office:string-value="F9" calcext:value-type="string">
            <text:p>F9</text:p>
          </table:table-cell>
          <table:table-cell table:formula="of:=HEX2BIN([.B249];8)" office:value-type="string" office:string-value="11111001" calcext:value-type="string">
            <text:p>11111001</text:p>
          </table:table-cell>
          <table:table-cell table:formula="of:=SUBSTITUTE(SUBSTITUTE([.C249];&quot;0&quot;;&quot;F&quot;);&quot;1&quot;;&quot;T&quot;)" office:value-type="string" office:string-value="TTTTTFFT" calcext:value-type="string">
            <text:p>TTTTTFF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0])" office:value-type="string" office:string-value="FA" calcext:value-type="string">
            <text:p>FA</text:p>
          </table:table-cell>
          <table:table-cell table:formula="of:=HEX2BIN([.B250];8)" office:value-type="string" office:string-value="11111010" calcext:value-type="string">
            <text:p>11111010</text:p>
          </table:table-cell>
          <table:table-cell table:formula="of:=SUBSTITUTE(SUBSTITUTE([.C250];&quot;0&quot;;&quot;F&quot;);&quot;1&quot;;&quot;T&quot;)" office:value-type="string" office:string-value="TTTTTFTF" calcext:value-type="string">
            <text:p>TTTTTFTF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1])" office:value-type="string" office:string-value="FB" calcext:value-type="string">
            <text:p>FB</text:p>
          </table:table-cell>
          <table:table-cell table:formula="of:=HEX2BIN([.B251];8)" office:value-type="string" office:string-value="11111011" calcext:value-type="string">
            <text:p>11111011</text:p>
          </table:table-cell>
          <table:table-cell table:formula="of:=SUBSTITUTE(SUBSTITUTE([.C251];&quot;0&quot;;&quot;F&quot;);&quot;1&quot;;&quot;T&quot;)" office:value-type="string" office:string-value="TTTTTFTT" calcext:value-type="string">
            <text:p>TTTTTFTT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2])" office:value-type="string" office:string-value="FC" calcext:value-type="string">
            <text:p>FC</text:p>
          </table:table-cell>
          <table:table-cell table:formula="of:=HEX2BIN([.B252];8)" office:value-type="string" office:string-value="11111100" calcext:value-type="string">
            <text:p>11111100</text:p>
          </table:table-cell>
          <table:table-cell table:formula="of:=SUBSTITUTE(SUBSTITUTE([.C252];&quot;0&quot;;&quot;F&quot;);&quot;1&quot;;&quot;T&quot;)" office:value-type="string" office:string-value="TTTTTTFF" calcext:value-type="string">
            <text:p>TTTTTTFF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3])" office:value-type="string" office:string-value="FD" calcext:value-type="string">
            <text:p>FD</text:p>
          </table:table-cell>
          <table:table-cell table:formula="of:=HEX2BIN([.B253];8)" office:value-type="string" office:string-value="11111101" calcext:value-type="string">
            <text:p>11111101</text:p>
          </table:table-cell>
          <table:table-cell table:formula="of:=SUBSTITUTE(SUBSTITUTE([.C253];&quot;0&quot;;&quot;F&quot;);&quot;1&quot;;&quot;T&quot;)" office:value-type="string" office:string-value="TTTTTTFT" calcext:value-type="string">
            <text:p>TTTTTTFT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4])" office:value-type="string" office:string-value="FE" calcext:value-type="string">
            <text:p>FE</text:p>
          </table:table-cell>
          <table:table-cell table:formula="of:=HEX2BIN([.B254];8)" office:value-type="string" office:string-value="11111110" calcext:value-type="string">
            <text:p>11111110</text:p>
          </table:table-cell>
          <table:table-cell table:formula="of:=SUBSTITUTE(SUBSTITUTE([.C254];&quot;0&quot;;&quot;F&quot;);&quot;1&quot;;&quot;T&quot;)" office:value-type="string" office:string-value="TTTTTTTF" calcext:value-type="string">
            <text:p>TTTTTTTF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5])" office:value-type="string" office:string-value="FF" calcext:value-type="string">
            <text:p>FF</text:p>
          </table:table-cell>
          <table:table-cell table:formula="of:=HEX2BIN([.B255];8)" office:value-type="string" office:string-value="11111111" calcext:value-type="string">
            <text:p>11111111</text:p>
          </table:table-cell>
          <table:table-cell table:formula="of:=SUBSTITUTE(SUBSTITUTE([.C255];&quot;0&quot;;&quot;F&quot;);&quot;1&quot;;&quot;T&quot;)" office:value-type="string" office:string-value="TTTTTTTT" calcext:value-type="string">
            <text:p>TTTTTTTT</text:p>
          </table:table-cell>
        </table:table-row>
        <table:table-row table:style-name="ro1" table:number-rows-repeated="104832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8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13T22:32:10.603044950</meta:creation-date>
    <dc:date>2026-03-13T22:49:03.669146022</dc:date>
    <meta:editing-duration>PT6M32S</meta:editing-duration>
    <meta:editing-cycles>1</meta:editing-cycles>
    <meta:document-statistic meta:table-count="1" meta:cell-count="1020" meta:object-count="0"/>
    <meta:generator>LibreOffice/6.4.7.2$Linux_X86_64 LibreOffice_project/40$Build-2</meta:generator>
  </office:meta>
</office:document-meta>
</file>